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44cm" fo:margin-left="0.619cm" table:align="left" style:writing-mode="lr-tb"/>
    </style:style>
    <style:style style:name="Tableau2.A" style:family="table-column">
      <style:table-column-properties style:column-width="0.854cm"/>
    </style:style>
    <style:style style:name="Tableau2.B" style:family="table-column">
      <style:table-column-properties style:column-width="10.153cm"/>
    </style:style>
    <style:style style:name="Tableau2.C" style:family="table-column">
      <style:table-column-properties style:column-width="4.24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3" style:family="table-row">
      <style:table-row-properties style:min-row-height="1.214cm" fo:keep-together="auto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856cm" table:align="center" style:writing-mode="lr-tb"/>
    </style:style>
    <style:style style:name="Table4.A" style:family="table-column">
      <style:table-column-properties style:column-width="4.124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2.295cm"/>
    </style:style>
    <style:style style:name="Table4.D" style:family="table-column">
      <style:table-column-properties style:column-width="8.4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7" style:family="table-row">
      <style:table-row-properties fo:keep-together="always"/>
    </style:style>
    <style:style style:name="Table4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4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856cm" table:align="center" style:writing-mode="lr-tb"/>
    </style:style>
    <style:style style:name="Table3.A" style:family="table-column">
      <style:table-column-properties style:column-width="4.124cm"/>
    </style:style>
    <style:style style:name="Table3.B" style:family="table-column">
      <style:table-column-properties style:column-width="2cm"/>
    </style:style>
    <style:style style:name="Table3.C" style:family="table-column">
      <style:table-column-properties style:column-width="2.295cm"/>
    </style:style>
    <style:style style:name="Table3.D" style:family="table-column">
      <style:table-column-properties style:column-width="8.4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3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" style:family="table">
      <style:table-properties style:width="16.856cm" table:align="center" style:writing-mode="lr-tb"/>
    </style:style>
    <style:style style:name="Table8.A" style:family="table-column">
      <style:table-column-properties style:column-width="4.124cm"/>
    </style:style>
    <style:style style:name="Table8.B" style:family="table-column">
      <style:table-column-properties style:column-width="2cm"/>
    </style:style>
    <style:style style:name="Table8.C" style:family="table-column">
      <style:table-column-properties style:column-width="2.295cm"/>
    </style:style>
    <style:style style:name="Table8.D" style:family="table-column">
      <style:table-column-properties style:column-width="8.4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8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8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" style:family="table">
      <style:table-properties style:width="16.856cm" table:align="center" style:may-break-between-rows="false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2cm"/>
    </style:style>
    <style:style style:name="Table6.C" style:family="table-column">
      <style:table-column-properties style:column-width="2.295cm"/>
    </style:style>
    <style:style style:name="Table6.D" style:family="table-column">
      <style:table-column-properties style:column-width="8.437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6.9" style:family="table-row">
      <style:table-row-properties style:min-row-height="5.445cm" fo:keep-together="always"/>
    </style:style>
    <style:style style:name="Table6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6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6.856cm" table:align="center" style:may-break-between-rows="false" style:writing-mode="lr-tb"/>
    </style:style>
    <style:style style:name="Table7.A" style:family="table-column">
      <style:table-column-properties style:column-width="4.124cm"/>
    </style:style>
    <style:style style:name="Table7.B" style:family="table-column">
      <style:table-column-properties style:column-width="2cm"/>
    </style:style>
    <style:style style:name="Table7.C" style:family="table-column">
      <style:table-column-properties style:column-width="2.295cm"/>
    </style:style>
    <style:style style:name="Table7.D" style:family="table-column">
      <style:table-column-properties style:column-width="8.43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7.9" style:family="table-row">
      <style:table-row-properties style:min-row-height="4.71cm" fo:keep-together="auto"/>
    </style:style>
    <style:style style:name="Table7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7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7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.A11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1" style:family="table-cell">
      <style:table-cell-properties style:vertical-align="top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" style:family="table">
      <style:table-properties style:width="16.856cm" table:align="center" style:writing-mode="lr-tb"/>
    </style:style>
    <style:style style:name="Table5.A" style:family="table-column">
      <style:table-column-properties style:column-width="4.124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2.295cm"/>
    </style:style>
    <style:style style:name="Table5.D" style:family="table-column">
      <style:table-column-properties style:column-width="8.43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7" style:family="table-row">
      <style:table-row-properties fo:keep-together="always"/>
    </style:style>
    <style:style style:name="Table5.A7" style:family="table-cell">
      <style:table-cell-properties style:vertical-align="top" fo:background-color="#c0c0c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8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8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5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" style:family="table">
      <style:table-properties style:width="16.856cm" table:align="center" style:writing-mode="lr-tb"/>
    </style:style>
    <style:style style:name="Tableau10.A" style:family="table-column">
      <style:table-column-properties style:column-width="3.741cm"/>
    </style:style>
    <style:style style:name="Tableau10.B" style:family="table-column">
      <style:table-column-properties style:column-width="7.583cm"/>
    </style:style>
    <style:style style:name="Tableau10.C" style:family="table-column">
      <style:table-column-properties style:column-width="5.532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16.856cm" table:align="center" style:writing-mode="lr-tb"/>
    </style:style>
    <style:style style:name="Tableau11.A" style:family="table-column">
      <style:table-column-properties style:column-width="3.741cm"/>
    </style:style>
    <style:style style:name="Tableau11.B" style:family="table-column">
      <style:table-column-properties style:column-width="6.558cm"/>
    </style:style>
    <style:style style:name="Tableau11.C" style:family="table-column">
      <style:table-column-properties style:column-width="6.556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16.856cm" table:align="center" style:writing-mode="lr-tb"/>
    </style:style>
    <style:style style:name="Tableau8.A" style:family="table-column">
      <style:table-column-properties style:column-width="3.741cm"/>
    </style:style>
    <style:style style:name="Tableau8.B" style:family="table-column">
      <style:table-column-properties style:column-width="6.869cm"/>
    </style:style>
    <style:style style:name="Tableau8.C" style:family="table-column">
      <style:table-column-properties style:column-width="6.246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8.C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16.856cm" table:align="center" style:writing-mode="lr-tb"/>
    </style:style>
    <style:style style:name="Tableau9.A" style:family="table-column">
      <style:table-column-properties style:column-width="3.741cm"/>
    </style:style>
    <style:style style:name="Tableau9.B" style:family="table-column">
      <style:table-column-properties style:column-width="6.558cm"/>
    </style:style>
    <style:style style:name="Tableau9.C" style:family="table-column">
      <style:table-column-properties style:column-width="6.556cm"/>
    </style:style>
    <style:style style:name="Tableau9.1" style:family="table-row">
      <style:table-row-properties style:min-row-height="0.423cm" fo:keep-together="auto"/>
    </style:style>
    <style:style style:name="Tableau9.A1" style:family="table-cell">
      <style:table-cell-properties style:vertical-align="top" fo:background-color="#0000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paragraph-properties fo:margin-left="0cm" fo:margin-right="0cm" fo:text-indent="0cm" style:auto-text-indent="false"/>
    </style:style>
    <style:style style:name="P8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9" style:family="paragraph" style:parent-style-name="Recommandation">
      <style:paragraph-properties fo:margin-left="0cm" fo:margin-right="0cm" fo:text-indent="0cm" style:auto-text-indent="false" style:snap-to-layout-grid="false">
        <style:tab-stops>
          <style:tab-stop style:position="4.48cm"/>
        </style:tab-stops>
      </style:paragraph-properties>
      <style:text-properties fo:color="#000000"/>
    </style:style>
    <style:style style:name="P10" style:family="paragraph" style:parent-style-name="Recommandation">
      <style:paragraph-properties fo:margin-left="0cm" fo:margin-right="0cm" fo:text-align="center" style:justify-single-word="false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4.48cm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cm" fo:margin-right="0cm" fo:text-indent="0cm" style:auto-text-indent="false"/>
      <style:text-properties fo:color="#000000" fo:font-style="italic" style:font-style-asian="italic" style:font-style-complex="italic"/>
    </style:style>
    <style:style style:name="P13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style:use-window-font-color="true" style:text-line-through-style="none"/>
    </style:style>
    <style:style style:name="P14" style:family="paragraph" style:parent-style-name="flux">
      <style:paragraph-properties fo:margin-left="0cm" fo:margin-right="0cm" fo:text-indent="0cm" style:auto-text-indent="false"/>
    </style:style>
    <style:style style:name="P15" style:family="paragraph" style:parent-style-name="flux">
      <style:paragraph-properties fo:margin-left="0cm" fo:margin-right="0cm" fo:text-indent="0cm" style:auto-text-indent="false" style:snap-to-layout-grid="false"/>
    </style:style>
    <style:style style:name="P16" style:family="paragraph" style:parent-style-name="Recommandation">
      <style:paragraph-properties fo:margin-left="0.751cm" fo:margin-right="0cm" fo:text-indent="0cm" style:auto-text-indent="false"/>
    </style:style>
    <style:style style:name="P17" style:family="paragraph" style:parent-style-name="Recommandation">
      <style:paragraph-properties fo:margin-left="0.751cm" fo:margin-right="0cm" fo:text-indent="0.751cm" style:auto-text-indent="false"/>
    </style:style>
    <style:style style:name="P18" style:family="paragraph" style:parent-style-name="Heading_20_2">
      <style:paragraph-properties fo:margin-top="0.635cm" fo:margin-bottom="0cm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19" style:family="paragraph" style:parent-style-name="flux">
      <style:paragraph-properties style:snap-to-layout-grid="fals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4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5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8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0000ff"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159cm 0.159cm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35" style:family="paragraph" style:parent-style-name="Text_20_body">
      <style:text-properties style:font-name="Arial"/>
    </style:style>
    <style:style style:name="P36" style:family="paragraph" style:parent-style-name="Text_20_body">
      <style:text-properties style:font-name="Arial" style:font-name-asian="LMRoman10-Regular-Identity-H" style:font-name-complex="LMRoman10-Regular-Identity-H"/>
    </style:style>
    <style:style style:name="P37" style:family="paragraph" style:parent-style-name="Text_20_body">
      <style:paragraph-properties fo:margin-left="1.249cm" fo:margin-right="0cm" fo:text-indent="0cm" style:auto-text-indent="false"/>
    </style:style>
    <style:style style:name="P38" style:family="paragraph" style:parent-style-name="Text_20_body">
      <style:paragraph-properties fo:margin-left="1.249cm" fo:margin-right="0cm" fo:text-indent="0cm" style:auto-text-indent="false"/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39" style:family="paragraph" style:parent-style-name="Text_20_body">
      <style:paragraph-properties fo:margin-left="1.249cm" fo:margin-right="0cm" fo:text-indent="0cm" style:auto-text-indent="false"/>
      <style:text-properties fo:font-weight="bold" style:font-weight-asian="bold" style:font-weight-complex="bold"/>
    </style:style>
    <style:style style:name="P40" style:family="paragraph" style:parent-style-name="Recommandation">
      <style:paragraph-properties fo:margin-left="0.501cm" fo:margin-right="0cm" fo:text-indent="0cm" style:auto-text-indent="false"/>
    </style:style>
    <style:style style:name="P41" style:family="paragraph" style:parent-style-name="Liste_20_2">
      <style:paragraph-properties fo:margin-left="0.614cm" fo:margin-right="0cm" fo:text-indent="0cm" style:auto-text-indent="false"/>
    </style:style>
    <style:style style:name="P42" style:family="paragraph" style:parent-style-name="Standard" style:list-style-name="WW8Num4"/>
    <style:style style:name="P43" style:family="paragraph" style:parent-style-name="Standard">
      <style:text-properties style:font-name="Arial"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P44" style:family="paragraph" style:parent-style-name="Standard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Arial" fo:font-size="11pt" style:font-size-asian="9.60000038146973pt" style:font-size-complex="11pt"/>
    </style:style>
    <style:style style:name="P47" style:family="paragraph" style:parent-style-name="Text_20_body" style:list-style-name="WW8Num4"/>
    <style:style style:name="P48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9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50" style:family="paragraph" style:parent-style-name="Text_20_body">
      <style:paragraph-properties fo:margin-left="1.249cm" fo:margin-right="0cm" fo:text-indent="0cm" style:auto-text-indent="false"/>
    </style:style>
    <style:style style:name="P51" style:family="paragraph" style:parent-style-name="Text_20_body">
      <style:paragraph-properties fo:margin-left="1.249cm" fo:margin-right="0cm" fo:text-indent="0cm" style:auto-text-indent="false"/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52" style:family="paragraph" style:parent-style-name="Heading_20_2" style:master-page-name="Standard">
      <style:paragraph-properties fo:margin-top="0.635cm" fo:margin-bottom="0cm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53" style:family="paragraph" style:parent-style-name="Liste_20_2">
      <style:paragraph-properties fo:margin-left="1.249cm" fo:margin-right="0cm" fo:text-indent="-0.635cm" style:auto-text-indent="false"/>
      <style:text-properties style:font-name="Arial" style:font-name-complex="Arial"/>
    </style:style>
    <style:style style:name="P54" style:family="paragraph" style:parent-style-name="Chapitre1" style:list-style-name="WW8Num4">
      <style:paragraph-properties fo:break-before="page"/>
    </style:style>
    <style:style style:name="P55" style:family="paragraph" style:parent-style-name="Chapitre1">
      <style:paragraph-properties fo:margin-left="1.002cm" fo:margin-right="0cm" fo:text-indent="-0.501cm" style:auto-text-indent="false"/>
    </style:style>
    <style:style style:name="P56" style:family="paragraph" style:parent-style-name="Chapitre1" style:list-style-name="WW8Num4">
      <style:paragraph-properties fo:margin-left="1.002cm" fo:margin-right="0cm" fo:text-indent="-0.501cm" style:auto-text-indent="false"/>
    </style:style>
    <style:style style:name="P57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8" style:family="paragraph" style:parent-style-name="Style1" style:list-style-name="WW8Num4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9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60" style:family="paragraph" style:parent-style-name="Style1">
      <style:text-properties fo:color="#ffffff" fo:font-weight="bold" style:font-weight-asian="bold" style:font-weight-complex="bold"/>
    </style:style>
    <style:style style:name="P61" style:family="paragraph" style:parent-style-name="Style1" style:list-style-name="WW8Num4">
      <style:text-properties fo:color="#ffffff" fo:font-weight="bold" style:font-weight-asian="bold" style:font-weight-complex="bold"/>
    </style:style>
    <style:style style:name="P62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Style1" style:list-style-name="WW8Num4"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5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66" style:family="paragraph" style:parent-style-name="Style1" style:list-style-name="WW8Num4">
      <style:paragraph-properties style:snap-to-layout-grid="false"/>
      <style:text-properties fo:font-style="italic" style:font-style-asian="italic" style:font-style-complex="italic"/>
    </style:style>
    <style:style style:name="P67" style:family="paragraph" style:parent-style-name="Style1">
      <style:paragraph-properties style:snap-to-layout-grid="false"/>
    </style:style>
    <style:style style:name="P68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69" style:family="paragraph" style:parent-style-name="Style1" style:list-style-name="WW8Num5">
      <style:paragraph-properties style:snap-to-layout-grid="false"/>
      <style:text-properties fo:font-style="normal" style:font-style-asian="normal" style:font-style-complex="normal"/>
    </style:style>
    <style:style style:name="P70" style:family="paragraph" style:parent-style-name="Style1" style:list-style-name="WW8Num4">
      <style:paragraph-properties style:snap-to-layout-grid="false"/>
      <style:text-properties fo:font-style="normal" style:font-style-asian="normal" style:font-style-complex="normal"/>
    </style:style>
    <style:style style:name="P71" style:family="paragraph" style:parent-style-name="Style1">
      <style:text-properties fo:font-weight="bold" style:font-weight-asian="bold" style:font-weight-complex="bold"/>
    </style:style>
    <style:style style:name="P72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73" style:family="paragraph" style:parent-style-name="Style1" style:list-style-name="WW8Num4">
      <style:paragraph-properties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yle1" style:list-style-name="WW8Num4">
      <style:text-properties fo:font-weight="bold" style:font-weight-asian="bold" style:font-weight-complex="bold"/>
    </style:style>
    <style:style style:name="P75" style:family="paragraph" style:parent-style-name="Style1" style:list-style-name="WW8Num5">
      <style:paragraph-properties style:snap-to-layout-grid="false"/>
    </style:style>
    <style:style style:name="P76" style:family="paragraph" style:parent-style-name="Style1" style:list-style-name="WW8Num4"/>
    <style:style style:name="P77" style:family="paragraph" style:parent-style-name="Style1" style:list-style-name="WW8Num4">
      <style:paragraph-properties style:snap-to-layout-grid="false"/>
    </style:style>
    <style:style style:name="P78" style:family="paragraph" style:parent-style-name="Style1" style:list-style-name="">
      <style:paragraph-properties style:snap-to-layout-grid="false"/>
    </style:style>
    <style:style style:name="P79" style:family="paragraph" style:parent-style-name="Style1">
      <style:paragraph-properties fo:text-align="start" style:justify-single-word="false" style:snap-to-layout-grid="false"/>
    </style:style>
    <style:style style:name="P80" style:family="paragraph" style:parent-style-name="Style1" style:list-style-name="WW8Num5">
      <style:paragraph-properties fo:text-align="justify" style:justify-single-word="false" style:snap-to-layout-grid="false"/>
    </style:style>
    <style:style style:name="P81" style:family="paragraph" style:parent-style-name="Style1">
      <style:paragraph-properties fo:text-align="justify" style:justify-single-word="false" style:snap-to-layout-grid="false"/>
    </style:style>
    <style:style style:name="P82" style:family="paragraph" style:parent-style-name="Recommandation">
      <style:paragraph-properties fo:margin-left="0cm" fo:margin-right="0cm" fo:text-indent="0cm" style:auto-text-indent="false">
        <style:tab-stops>
          <style:tab-stop style:position="4.48cm"/>
        </style:tab-stops>
      </style:paragraph-properties>
      <style:text-properties fo:color="#000000"/>
    </style:style>
    <style:style style:name="P83" style:family="paragraph" style:parent-style-name="Chapitre2" style:list-style-name="WW8Num4"/>
    <style:style style:name="P84" style:family="paragraph" style:parent-style-name="Chapitre2" style:list-style-name="WW8Num4">
      <style:text-properties style:text-underline-style="solid" style:text-underline-width="auto" style:text-underline-color="font-color"/>
    </style:style>
    <style:style style:name="P85" style:family="paragraph" style:parent-style-name="Chapitre2" style:list-style-name="WW8Num4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6" style:family="paragraph" style:parent-style-name="Chapitre2">
      <style:paragraph-properties fo:margin-left="1.75cm" fo:margin-right="0cm" fo:text-indent="0cm" style:auto-text-indent="false"/>
    </style:style>
    <style:style style:name="P87" style:family="paragraph" style:parent-style-name="Chapitre2" style:list-style-name="WW8Num4">
      <style:paragraph-properties fo:margin-left="1.75cm" fo:margin-right="0cm" fo:text-indent="0cm" style:auto-text-indent="false"/>
    </style:style>
    <style:style style:name="P88" style:family="paragraph" style:parent-style-name="Chapitre2" style:list-style-name="WW8Num4">
      <style:paragraph-properties fo:margin-left="1.75cm" fo:margin-right="0cm" fo:text-indent="0cm" style:auto-text-indent="false"/>
      <style:text-properties style:font-name="Arial" style:font-name-complex="Arial"/>
    </style:style>
    <style:style style:name="P89" style:family="paragraph" style:parent-style-name="Chapitre2">
      <style:paragraph-properties fo:margin-left="1.75cm" fo:margin-right="0cm" fo:text-indent="0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0" style:family="paragraph" style:parent-style-name="Chapitre2" style:list-style-name="WW8Num4">
      <style:paragraph-properties fo:margin-left="1.75cm" fo:margin-right="0cm" fo:text-indent="0cm" style:auto-text-indent="false" fo:break-before="page"/>
    </style:style>
    <style:style style:name="P91" style:family="paragraph" style:list-style-name="WW8Num4">
      <style:paragraph-properties fo:margin-left="1.75cm" fo:margin-right="0cm" fo:text-indent="0cm" style:auto-text-indent="false"/>
    </style:style>
    <style:style style:name="P92" style:family="paragraph" style:parent-style-name="Chapitre2" style:list-style-name="WW8Num4">
      <style:paragraph-properties fo:margin-left="0cm" fo:margin-right="0cm" fo:text-indent="0cm" style:auto-text-indent="false"/>
    </style:style>
    <style:style style:name="P93" style:family="paragraph" style:parent-style-name="Chapitre2">
      <style:paragraph-properties fo:margin-left="0cm" fo:margin-right="0cm" fo:text-indent="0cm" style:auto-text-indent="false"/>
      <style:text-properties style:font-name="Arial" style:font-name-complex="Arial"/>
    </style:style>
    <style:style style:name="P94" style:family="paragraph" style:parent-style-name="flux" style:list-style-name="L1"/>
    <style:style style:name="P95" style:family="paragraph" style:parent-style-name="flux" style:list-style-name="L2">
      <style:paragraph-properties style:snap-to-layout-grid="false"/>
    </style:style>
    <style:style style:name="P96" style:family="paragraph" style:parent-style-name="flux" style:list-style-name="L4">
      <style:paragraph-properties style:snap-to-layout-grid="false"/>
    </style:style>
    <style:style style:name="P97" style:family="paragraph" style:parent-style-name="flux" style:list-style-name="WW8Num4"/>
    <style:style style:name="P98" style:family="paragraph" style:parent-style-name="flux" style:list-style-name="WW8Num4">
      <style:paragraph-properties style:snap-to-layout-grid="false"/>
    </style:style>
    <style:style style:name="P99" style:family="paragraph" style:parent-style-name="flux" style:list-style-name="L1">
      <style:paragraph-properties fo:margin-left="0cm" fo:margin-right="0cm" fo:text-indent="0cm" style:auto-text-indent="false"/>
    </style:style>
    <style:style style:name="P100" style:family="paragraph" style:parent-style-name="flux" style:list-style-name="L3">
      <style:paragraph-properties fo:margin-left="1.249cm" fo:margin-right="0cm" fo:text-indent="-0.501cm" style:auto-text-indent="false" style:snap-to-layout-grid="false"/>
    </style:style>
    <style:style style:name="P101" style:family="paragraph" style:parent-style-name="flux">
      <style:paragraph-properties fo:margin-left="1.249cm" fo:margin-right="0cm" fo:text-align="justify" style:justify-single-word="false" fo:text-indent="-0.501cm" style:auto-text-indent="false" style:snap-to-layout-grid="false"/>
    </style:style>
    <style:style style:name="P102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3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4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5" style:family="text">
      <style:text-properties fo:font-size="11pt" fo:font-weight="normal" style:font-name-asian="LMRoman10-Regular-Identity-H" style:font-size-asian="11pt" style:font-weight-asian="normal" style:font-name-complex="LMRoman10-Regular-Identity-H" style:font-size-complex="11pt" style:font-weight-complex="normal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-asian="LMRomanCaps10-Regular-Identity-H" style:font-name-complex="LMRomanCaps10-Regular-Identity-H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none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18"/>
      <text:p text:style-name="P18"/>
      <text:p text:style-name="P18"/>
      <text:p text:style-name="P18"/>
      <text:p text:style-name="P18">SPECIFICATION TECHNIQUE DE BESOIN</text:p>
      <text:p text:style-name="P21"/>
      <text:p text:style-name="P22"/>
      <text:p text:style-name="P22"/>
      <text:p text:style-name="P22"/>
      <text:p text:style-name="P22"/>
      <text:p text:style-name="P24"/>
      <text:p text:style-name="P27"/>
      <text:p text:style-name="P25"><text:span text:style-name="T4">Version :<text:tab/><text:tab/></text:span><text:span text:style-name="T10">0.9</text:span></text:p>
      <text:p text:style-name="P27"/>
      <text:p text:style-name="P25"><text:span text:style-name="T4">Date :<text:tab/><text:tab/><text:tab/></text:span><text:span text:style-name="T10">10/01/2013</text:span></text:p>
      <text:p text:style-name="P29"/>
      <text:p text:style-name="P25"><text:span text:style-name="T4">Rédigé par :</text:span><text:span text:style-name="T5"><text:tab/><text:tab/></text:span><text:span text:style-name="T5">Giovanni Huet, Romain Pignard</text:span></text:p>
      <text:p text:style-name="P28"/>
      <text:p text:style-name="P25"><text:span text:style-name="T4">Relu par :</text:span><text:span text:style-name="T5"><text:tab/><text:tab/>Giovanni Huet, Romain Pignard</text:span></text:p>
      <text:p text:style-name="P27"/>
      <text:p text:style-name="P25"><text:span text:style-name="T4">Approuvé par :<text:tab/></text:span></text:p>
      <text:p text:style-name="P27"/>
      <text:p text:style-name="P26"><text:span text:style-name="T6"><text:s text:c="25"/></text:span><text:span text:style-name="T3">Signature :</text:span><text:span text:style-name="T7"><text:tab/></text:span></text:p>
      <text:p text:style-name="P30"/>
      <text:p text:style-name="P30"/>
      <text:p text:style-name="P30"/>
      <text:p text:style-name="P30"/>
      <text:p text:style-name="P22"/>
      <text:p text:style-name="P23"/>
      <text:p text:style-name="P23"/>
      <text:p text:style-name="P23"/>
      <text:p text:style-name="P23"/>
      <text:p text:style-name="P23"/>
      <text:p text:style-name="P6"/>
      <text:p text:style-name="P20"/>
      <text:p text:style-name="P20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>Version</text:p>
          </table:table-cell>
          <table:table-cell table:style-name="Tableau1.A1" office:value-type="string">
            <text:p text:style-name="P32">Date</text:p>
          </table:table-cell>
          <table:table-cell table:style-name="Tableau1.C1" office:value-type="string">
            <text:p text:style-name="P32">Modifications réalisées</text:p>
          </table:table-cell>
        </table:table-row>
        <table:table-row table:style-name="Tableau1.1">
          <table:table-cell table:style-name="Tableau1.A1" office:value-type="string">
            <text:p text:style-name="P31">0.1</text:p>
          </table:table-cell>
          <table:table-cell table:style-name="Tableau1.A1" office:value-type="string">
            <text:p text:style-name="P31">26/11/12</text:p>
          </table:table-cell>
          <table:table-cell table:style-name="Tableau1.C1" office:value-type="string">
            <text:p text:style-name="P31">Création</text:p>
          </table:table-cell>
        </table:table-row>
        <table:table-row table:style-name="Tableau1.1">
          <table:table-cell table:style-name="Tableau1.A1" office:value-type="string">
            <text:p text:style-name="P34">0.9</text:p>
          </table:table-cell>
          <table:table-cell table:style-name="Tableau1.A1" office:value-type="string">
            <text:p text:style-name="P34">02/01/13</text:p>
          </table:table-cell>
          <table:table-cell table:style-name="Tableau1.C1" office:value-type="string">
            <text:p text:style-name="P34">Ajout des cas d'utilisation</text:p>
          </table:table-cell>
        </table:table-row>
        <table:table-row table:style-name="Tableau1.1">
          <table:table-cell table:style-name="Tableau1.A1" office:value-type="string">
            <text:p text:style-name="P34">0.99</text:p>
          </table:table-cell>
          <table:table-cell table:style-name="Tableau1.A1" office:value-type="string">
            <text:p text:style-name="P34">30/01/13</text:p>
          </table:table-cell>
          <table:table-cell table:style-name="Tableau1.C1" office:value-type="string">
            <text:p text:style-name="P34">Modifications mineures.</text:p>
          </table:table-cell>
        </table:table-row>
        <table:table-row table:style-name="Tableau1.1"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33"/>
          </table:table-cell>
          <table:table-cell table:style-name="Tableau1.C1" office:value-type="string">
            <text:p text:style-name="P33"/>
          </table:table-cell>
        </table:table-row>
      </table:table>
      <text:p text:style-name="Standard"/>
      <text:list xml:id="list569979275" text:style-name="WW8Num4">
        <text:list-item>
          <text:h text:style-name="P54" text:outline-level="1">Objet :</text:h>
          <text:p text:style-name="P47"/>
        </text:list-item>
      </text:list>
      <text:p text:style-name="P35">Ce projet propose la mise en place de solutions cryptographiques pour sécuriser les données</text:p>
      <text:p text:style-name="P35">qu’un utilisateur place sur un réseau social au moyen d’authentifications fortes.</text:p>
      <text:p text:style-name="P35">Il s’agirait donc ici de développer une extension pour le logiciel Mozilla Firefox permettant à l’utilisateur</text:p>
      <text:p text:style-name="P35">de gérer le chiffrement de ses données sur le réseau social Facebook. Cette extension utilisera</text:p>
      <text:p text:style-name="P35">une application Java pour assurer les traitements lourds. Pour gérer l’authentification forte, cette</text:p>
      <text:p text:style-name="P35">application dialoguerait avec une carte à puce qui contiendrait les données sensibles de l’utilisateur</text:p>
      <text:p text:style-name="P35">(login/mot de passe), clef privée, ...</text:p>
      <text:p text:style-name="P35">Le dialogue avec cette carte à puce se fera par l’intermédiaire d’un client Java.</text:p>
      <text:p text:style-name="P35">Ce projet est une fusion de deux projets :</text:p>
      <text:p text:style-name="P35">– Étude et mise en œuvre de solutions d’authentifications et de signatures par cartes à puce,</text:p>
      <text:p text:style-name="P35">proposé par Magali <text:span text:style-name="T17">Bardet </text:span>;</text:p>
      <text:p text:style-name="P35">– Solutions cryptographiques pour les réseaux sociaux, proposé par Ayoub <text:span text:style-name="T17">Otmani </text:span>;</text:p>
      <text:p text:style-name="P35">Étant un projet universitaire, ce travail a pour but de nous apprendre à gérer un projet, de sa partie</text:p>
      <text:p text:style-name="P35">analyse jusqu’à sa complète réalisation. Pour cette même raison, le projet devra être impérativement</text:p>
      <text:p text:style-name="P36">terminé avant le 04 mars 2013.</text:p>
      <text:p text:style-name="P36"/>
      <text:p text:style-name="P36">Dans ce document, nous présentons le sous-projet utilisé par l'entité FaceCrypt du sous-projet SSN, cette utilisation est adaptable à d'autres situations.</text:p>
      <text:list xml:id="list895071147" text:continue-numbering="true" text:style-name="WW8Num4">
        <text:list-item>
          <text:h text:style-name="P56" text:outline-level="1">Documents applicables et de référence</text:h>
        </text:list-item>
      </text:list>
      <text:p text:style-name="P40"/>
      <text:p text:style-name="Text_20_body"><text:s/>Intitulé des sujets du projet ;</text:p>
      <text:list xml:id="list1833926779" text:continue-numbering="true" text:style-name="WW8Num4">
        <text:list-item>
          <text:h text:style-name="P56" text:outline-level="1">Terminologie et sigles utilisés</text:h>
          <text:p text:style-name="P48"/>
        </text:list-item>
      </text:list>
      <text:p text:style-name="P37"><text:span text:style-name="T11">CdR: </text:span><text:span text:style-name="T14">Cahier de Recettes;</text:span></text:p>
      <text:p text:style-name="P37"><text:span text:style-name="T13">AdR</text:span><text:span text:style-name="T14">: Analyse des Risques ;</text:span></text:p>
      <text:p text:style-name="P37"><text:span text:style-name="T11">DAL: </text:span><text:span text:style-name="T14">Document d’Architecture Logicielle;</text:span></text:p>
      <text:p text:style-name="P37"><text:span text:style-name="T11">PdD: </text:span><text:span text:style-name="T14">Plan de développement;</text:span></text:p>
      <text:p text:style-name="P37"><text:span text:style-name="T11">STB: </text:span><text:span text:style-name="T14">Spécification Technique de Besoins;</text:span></text:p>
      <text:p text:style-name="P37"><text:span text:style-name="T11">SC: </text:span><text:span text:style-name="T14">SmartCards, relatif au sous-projet sur les cartes à puce;</text:span></text:p>
      <text:p text:style-name="P37"><text:span text:style-name="T11">SSN: </text:span><text:span text:style-name="T14">Secure Social Network, relatif au sous-projet sur la sécurisation d’un réseau social;</text:span></text:p>
      <text:p text:style-name="P39"><text:span text:style-name="T14">Utilisateur:</text:span><text:span text:style-name="T15"> entité (humain ou programme) intéragissant ce sous-projet;</text:span></text:p>
      <text:p text:style-name="P39"><text:span text:style-name="T14">Système: </text:span><text:span text:style-name="T15">ce sous-projet;</text:span></text:p>
      <text:p text:style-name="P37"><text:span text:style-name="T11">IHM: </text:span><text:span text:style-name="T16">I</text:span><text:span text:style-name="T14">nterface Homme-Machine, (interface graphique);</text:span></text:p>
      <text:p text:style-name="P37"><text:span text:style-name="T11">SoftCard: </text:span><text:span text:style-name="T14">application qui assure un passerelle entre le lecteur de carte et l’ordinateur;</text:span></text:p>
      <text:p text:style-name="P37"><text:span text:style-name="T14"/></text:p>
      <text:p text:style-name="P37"><text:soft-page-break/><text:span text:style-name="T12">Extension: </text:span><text:span text:style-name="T14">programme incorporé dans le navigateur;</text:span></text:p>
      <text:p text:style-name="P38">FaceCrypt: <text:span text:style-name="T18">application faisant l'intermédiaire entre le réseau social et le navigateur;</text:span></text:p>
      <text:p text:style-name="P38">Aléatoire:<text:span text:style-name="T18">indistinguable en temps polynomial, distribution de probabilité uniforme;</text:span></text:p>
      <text:p text:style-name="P38">PRNG :<text:span text:style-name="T18"> (Pseudo Random Number Generator) générateur de nombres pseudo-aléatoires.</text:span></text:p>
      <text:p text:style-name="P38"><text:span text:style-name="T18"/></text:p>
      <text:list xml:id="list1220507793" text:continue-numbering="true" text:style-name="WW8Num4">
        <text:list-item>
          <text:h text:style-name="P56" text:outline-level="1">Exigences fonctionnelles</text:h>
          <text:h text:style-name="P56" text:outline-level="1"/>
          <text:list>
            <text:list-item>
              <text:h text:style-name="P84" text:outline-level="2">Présentation de la mission du produit logiciel</text:h>
            </text:list-item>
          </text:list>
        </text:list-item>
      </text:list>
      <text:p text:style-name="P7"/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Intitulé</text:p>
          </table:table-cell>
          <table:table-cell table:style-name="Tableau2.A1" office:value-type="string">
            <text:p text:style-name="P10">Acteur(s)</text:p>
          </table:table-cell>
          <table:table-cell table:style-name="Tableau2.D1" office:value-type="string">
            <text:p text:style-name="P10">Priorité</text:p>
          </table:table-cell>
        </table:table-row>
        <table:table-row table:style-name="Tableau2.1">
          <table:table-cell table:style-name="Tableau2.A1" office:value-type="string">
            <text:p text:style-name="P8">1</text:p>
          </table:table-cell>
          <table:table-cell table:style-name="Tableau2.A1" office:value-type="string">
            <text:p text:style-name="P12">Génération de nombres aléatoires</text:p>
          </table:table-cell>
          <table:table-cell table:style-name="Tableau2.A1" office:value-type="string">
            <text:p text:style-name="P12">SmartCard, SoftCard, 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3"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8">Déblocage de la carte (<text:span text:style-name="T19">via</text:span><text:span text:style-name="T20"> authentification par code PIN</text:span><text:span text:style-name="T19">)</text:span> </text:p>
          </table:table-cell>
          <table:table-cell table:style-name="Tableau2.A1" office:value-type="string">
            <text:p text:style-name="P8">SmartCard, SoftCard, Utilisateur</text:p>
          </table:table-cell>
          <table:table-cell table:style-name="Tableau2.D1" office:value-type="string">
            <text:p text:style-name="P8">Indispensable</text:p>
          </table:table-cell>
        </table:table-row>
        <table:table-row table:style-name="Tableau2.1"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8">Transmission de données</text:p>
          </table:table-cell>
          <table:table-cell table:style-name="Tableau2.A1" office:value-type="string">
            <text:p text:style-name="P8">SmartCard, SoftCard, Utilisateur</text:p>
          </table:table-cell>
          <table:table-cell table:style-name="Tableau2.D1" office:value-type="string">
            <text:p text:style-name="P8">Indispensable</text:p>
          </table:table-cell>
        </table:table-row>
        <table:table-row table:style-name="Tableau2.1">
          <table:table-cell table:style-name="Tableau2.A5" office:value-type="string">
            <text:p text:style-name="P8">5</text:p>
          </table:table-cell>
          <table:table-cell table:style-name="Tableau2.A5" office:value-type="string">
            <text:p text:style-name="P8">Chiffrement/déchiffrement de données</text:p>
          </table:table-cell>
          <table:table-cell table:style-name="Tableau2.A5" office:value-type="string">
            <text:p text:style-name="P8">SmartCard, SoftCard, Utilisateur</text:p>
          </table:table-cell>
          <table:table-cell table:style-name="Tableau2.D5" office:value-type="string">
            <text:p text:style-name="P8">Indispensable</text:p>
          </table:table-cell>
        </table:table-row>
        <table:table-row table:style-name="Tableau2.1">
          <table:table-cell table:style-name="Tableau2.A1" office:value-type="string">
            <text:p text:style-name="P9">6</text:p>
          </table:table-cell>
          <table:table-cell table:style-name="Tableau2.A1" office:value-type="string">
            <text:p text:style-name="P11"><text:s/>Signature/Vérification de données</text:p>
          </table:table-cell>
          <table:table-cell table:style-name="Tableau2.A1" office:value-type="string">
            <text:p text:style-name="P9">SmartCard, SoftCard, Utilisateur</text:p>
          </table:table-cell>
          <table:table-cell table:style-name="Tableau2.D1" office:value-type="string">
            <text:p text:style-name="P13">Indispensable</text:p>
          </table:table-cell>
        </table:table-row>
        <table:table-row table:style-name="Tableau2.1">
          <table:table-cell table:style-name="Tableau2.A5" office:value-type="string">
            <text:p text:style-name="P9">7</text:p>
          </table:table-cell>
          <table:table-cell table:style-name="Tableau2.A5" office:value-type="string">
            <text:p text:style-name="P11"><text:s/>Administration des cartes</text:p>
          </table:table-cell>
          <table:table-cell table:style-name="Tableau2.A5" office:value-type="string">
            <text:p text:style-name="P9"><text:s/>Administrateur</text:p>
          </table:table-cell>
          <table:table-cell table:style-name="Tableau2.D5" office:value-type="string">
            <text:p text:style-name="P13"><text:s/>Optionnelle</text:p>
          </table:table-cell>
        </table:table-row>
      </table:table>
      <text:list xml:id="list1606958559" text:continue-numbering="true" text:style-name="WW8Num4">
        <text:list-item>
          <text:list>
            <text:list-header>
              <text:h text:style-name="P83" text:outline-level="2"/>
            </text:list-header>
            <text:list-item>
              <text:h text:style-name="P85" text:outline-level="2">Communications sécurisées </text:h>
              <text:h text:style-name="P83" text:outline-level="2"/>
              <text:h text:style-name="P88" text:outline-level="2">La communication sécurisé est une précondition pour tous les prochains cas d'utilisation. Les composants établissent des secrets cryptographiques pour des tunnels sécurisés après s’être mutuellement authentifiés.</text:h>
            </text:list-item>
          </text:list>
        </text:list-item>
      </text:list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/>
      <text:h text:style-name="P93" text:outline-level="2" text:is-list-header="true"><text:soft-page-break/></text:h>
      <text:h text:style-name="P93" text:outline-level="2" text:is-list-header="true"/>
      <text:h text:style-name="P93" text:outline-level="2" text:is-list-header="true"/>
      <text:h text:style-name="P89" text:outline-level="2" text:is-list-header="true" text:restart-numbering="true" text:start-value="-1"><text:span text:style-name="T21">4.3.<text:tab/></text:span>Génération de nombre aléatoire</text:h>
      <text:p text:style-name="P53"/>
      <text:p text:style-name="P53"><text:tab/>La SmartCard doit être capable de générer des nombres aléatoires de façon sécurisée afin qu'on ne puisse prédire la génération.</text:p>
      <text:p text:style-name="P41"/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list xml:id="list1452367373" text:style-name="WW8Num5">
              <text:list-header>
                <text:p text:style-name="P57">Nom : C1</text:p>
              </text:list-header>
            </text:list>
          </table:table-cell>
          <table:covered-table-cell/>
          <table:table-cell table:style-name="Table4.C1" table:number-columns-spanned="2" office:value-type="string">
            <text:list xml:id="list784011714" text:continue-numbering="true" text:style-name="WW8Num5">
              <text:list-header>
                <text:p text:style-name="P60">Génération de nombres aléatoires</text:p>
              </text:list-header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list xml:id="list1239784258" text:continue-numbering="true" text:style-name="WW8Num5">
              <text:list-header>
                <text:p text:style-name="P62">Acteurs concernés  </text:p>
              </text:list-header>
            </text:list>
          </table:table-cell>
          <table:covered-table-cell/>
          <table:table-cell table:style-name="Table4.C2" table:number-columns-spanned="2" office:value-type="string">
            <text:list xml:id="list76218439" text:continue-numbering="true" text:style-name="WW8Num5">
              <text:list-header>
                <text:p text:style-name="P67">SmartCard, SoftCard</text:p>
              </text:list-header>
            </text:list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list xml:id="list104018249" text:continue-numbering="true" text:style-name="WW8Num5">
              <text:list-header>
                <text:p text:style-name="P62">Description </text:p>
              </text:list-header>
            </text:list>
          </table:table-cell>
          <table:covered-table-cell/>
          <table:table-cell table:style-name="Table4.C3" table:number-columns-spanned="2" office:value-type="string">
            <text:list xml:id="list1530138868" text:continue-numbering="true" text:style-name="WW8Num5">
              <text:list-header>
                <text:p text:style-name="P67">SmartCard génère un nombre aléatoire de la taille demandée.</text:p>
              </text:list-header>
            </text:list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list xml:id="list791711484" text:continue-numbering="true" text:style-name="WW8Num5">
              <text:list-header>
                <text:p text:style-name="P62">Pré-conditions </text:p>
              </text:list-header>
            </text:list>
          </table:table-cell>
          <table:covered-table-cell/>
          <table:table-cell table:style-name="Table4.C4" table:number-columns-spanned="2" office:value-type="string">
            <text:list xml:id="list1634552783" text:continue-numbering="true" text:style-name="WW8Num5">
              <text:list-header>
                <text:p text:style-name="P68">SmartCard est programmée.</text:p>
              </text:list-header>
            </text:list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list xml:id="list1074493036" text:continue-numbering="true" text:style-name="WW8Num5">
              <text:list-header>
                <text:p text:style-name="P62">Événements déclenchant</text:p>
              </text:list-header>
            </text:list>
          </table:table-cell>
          <table:covered-table-cell/>
          <table:table-cell table:style-name="Table4.C5" table:number-columns-spanned="2" office:value-type="string">
            <text:list xml:id="list2150826334" text:continue-numbering="true" text:style-name="WW8Num5">
              <text:list-header>
                <text:p text:style-name="P67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list xml:id="list232035918" text:continue-numbering="true" text:style-name="WW8Num5">
              <text:list-header>
                <text:p text:style-name="P62">Conditions d’arrêt </text:p>
              </text:list-header>
            </text:list>
          </table:table-cell>
          <table:covered-table-cell/>
          <table:table-cell table:style-name="Table4.C6" table:number-columns-spanned="2" office:value-type="string">
            <text:list xml:id="list935576105" text:continue-numbering="true" text:style-name="WW8Num5">
              <text:list-header>
                <text:p text:style-name="P67">SmartCard renvoie un nombre aléatoire à SoftCard</text:p>
                <text:p text:style-name="P67"/>
              </text:list-header>
            </text:list>
          </table:table-cell>
          <table:covered-table-cell/>
        </table:table-row>
        <table:table-row table:style-name="Table4.7">
          <table:table-cell table:style-name="Table4.A7" table:number-columns-spanned="4" office:value-type="string">
            <text:list xml:id="list501496007" text:continue-numbering="true" text:style-name="WW8Num5">
              <text:list-header>
                <text:p text:style-name="P7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list xml:id="list564479262" text:continue-numbering="true" text:style-name="WW8Num5">
              <text:list-header>
                <text:p text:style-name="P72">Acteur(s)</text:p>
              </text:list-header>
            </text:list>
          </table:table-cell>
          <table:covered-table-cell/>
          <table:covered-table-cell/>
          <table:table-cell table:style-name="Table4.D8" office:value-type="string">
            <text:list xml:id="list761427396" text:continue-numbering="true" text:style-name="WW8Num5">
              <text:list-header>
                <text:p text:style-name="P72">Système </text:p>
              </text:list-header>
            </text:list>
          </table:table-cell>
        </table:table-row>
        <table:table-row table:style-name="Table4.1">
          <table:table-cell table:style-name="Table4.A9" table:number-columns-spanned="3" office:value-type="string">
            <text:p text:style-name="P19">1. SoftCard demande à SmartCard un nombre aléatoire de longueur donnée.</text:p>
            <text:p text:style-name="flux"/>
            <text:p text:style-name="flux"/>
            <text:p text:style-name="flux"/>
            <text:p text:style-name="flux">3. SoftCard récupère le nombre.</text:p>
            <text:p text:style-name="flux"/>
          </table:table-cell>
          <table:covered-table-cell/>
          <table:covered-table-cell/>
          <table:table-cell table:style-name="Table4.D9" office:value-type="string">
            <text:p text:style-name="P19"/>
            <text:p text:style-name="P19"/>
            <text:p text:style-name="P19">2. SmartCard génère un nombre grâce au PRNG intégré et le renvoie à SoftCard</text:p>
            <text:p text:style-name="P19"/>
          </table:table-cell>
        </table:table-row>
        <table:table-row table:style-name="Table4.7">
          <table:table-cell table:style-name="Table4.A10" office:value-type="string">
            <text:list xml:id="list1783078058" text:continue-numbering="true" text:style-name="WW8Num5">
              <text:list-header>
                <text:p text:style-name="P62">Flots secondaires :</text:p>
              </text:list-header>
            </text:list>
          </table:table-cell>
          <table:table-cell table:style-name="Table4.B10" table:number-columns-spanned="3" office:value-type="string">
            <text:list xml:id="list1723996092" text:continue-numbering="true" text:style-name="WW8Num5">
              <text:list-header>
                <text:p text:style-name="P67"/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list xml:id="list1552586374" text:continue-numbering="true" text:style-name="WW8Num5">
              <text:list-header>
                <text:p text:style-name="P62">Flots d’exception :</text:p>
              </text:list-header>
            </text:list>
          </table:table-cell>
          <table:table-cell table:style-name="Table4.B11" table:number-columns-spanned="3" office:value-type="string">
            <text:list xml:id="list1635906866" text:continue-numbering="true" text:style-name="WW8Num5">
              <text:list-header>
                <text:p text:style-name="P65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list xml:id="list2127252060" text:continue-list="list1606958559" text:style-name="WW8Num4">
        <text:list-item>
          <text:list>
            <text:list-header>
              <text:h text:style-name="P87" text:outline-level="2">4.4.<text:tab/><text:span text:style-name="T22">Déblocage de la carte</text:span></text:h>
              <text:h text:style-name="P92" text:outline-level="2"/>
            </text:list-header>
          </text:list>
        </text:list-item>
      </text:list>
      <text:p text:style-name="P45"><text:tab/>Pour utiliser une SmartCard, l'utilisateur devra entrer son code PIN afin de «débloquer» celle-ci.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list xml:id="list1644797153" text:continue-list="list1635906866" text:style-name="WW8Num5">
              <text:list-header>
                <text:p text:style-name="P57">Nom : C2</text:p>
              </text:list-header>
            </text:list>
          </table:table-cell>
          <table:covered-table-cell/>
          <table:table-cell table:style-name="Table3.C1" table:number-columns-spanned="2" office:value-type="string">
            <text:list xml:id="list844245716" text:continue-numbering="true" text:style-name="WW8Num5">
              <text:list-header>
                <text:p text:style-name="P60">Authentification d'un utilisateur/Déblocage de la carte</text:p>
              </text:list-header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list xml:id="list1165020546" text:continue-numbering="true" text:style-name="WW8Num5">
              <text:list-header>
                <text:p text:style-name="P62">Acteurs concernés</text:p>
              </text:list-header>
            </text:list>
          </table:table-cell>
          <table:covered-table-cell/>
          <table:table-cell table:style-name="Table3.C2" table:number-columns-spanned="2" office:value-type="string">
            <text:list xml:id="list591969247" text:continue-numbering="true" text:style-name="WW8Num5">
              <text:list-header>
                <text:p text:style-name="P67">Utilisateur, SmartCard, SoftCard</text:p>
              </text:list-header>
            </text:list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list xml:id="list1864532371" text:continue-numbering="true" text:style-name="WW8Num5">
              <text:list-header>
                <text:p text:style-name="P62">Description</text:p>
              </text:list-header>
            </text:list>
          </table:table-cell>
          <table:covered-table-cell/>
          <table:table-cell table:style-name="Table3.C3" table:number-columns-spanned="2" office:value-type="string">
            <text:list xml:id="list1024060511" text:continue-numbering="true" text:style-name="WW8Num5">
              <text:list-header>
                <text:p text:style-name="P67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list xml:id="list874652004" text:continue-numbering="true" text:style-name="WW8Num5">
              <text:list-header>
                <text:p text:style-name="P62">Pré-conditions</text:p>
              </text:list-header>
            </text:list>
          </table:table-cell>
          <table:covered-table-cell/>
          <table:table-cell table:style-name="Table3.C4" table:number-columns-spanned="2" office:value-type="string">
            <text:list xml:id="list1668111082" text:continue-numbering="true" text:style-name="WW8Num5">
              <text:list-header>
                <text:p text:style-name="P68">L'utilisateur a une carte valide et connaît le code PIN, SoftCard et SmartCard sont authentifiés.</text:p>
              </text:list-header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list xml:id="list1881949928" text:continue-numbering="true" text:style-name="WW8Num5">
              <text:list-header>
                <text:p text:style-name="P62">Événements déclenchants</text:p>
              </text:list-header>
            </text:list>
          </table:table-cell>
          <table:covered-table-cell/>
          <table:table-cell table:style-name="Table3.C5" table:number-columns-spanned="2" office:value-type="string">
            <text:list xml:id="list523913406" text:continue-numbering="true" text:style-name="WW8Num5">
              <text:list-header>
                <text:p text:style-name="P67">SoftCard a besoin d'utiliser SmartCard</text:p>
              </text:list-header>
            </text:list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list xml:id="list703953498" text:continue-numbering="true" text:style-name="WW8Num5">
              <text:list-header>
                <text:p text:style-name="P62">Conditions d’arrêt</text:p>
              </text:list-header>
            </text:list>
          </table:table-cell>
          <table:covered-table-cell/>
          <table:table-cell table:style-name="Table3.C6" table:number-columns-spanned="2" office:value-type="string">
            <text:list xml:id="list1304243109" text:continue-numbering="true" text:style-name="WW8Num5">
              <text:list-header>
                <text:p text:style-name="P67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xml:id="list1270743390" text:continue-numbering="true" text:style-name="WW8Num5">
              <text:list-header>
                <text:p text:style-name="P7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list xml:id="list1906556026" text:continue-numbering="true" text:style-name="WW8Num5">
              <text:list-header>
                <text:p text:style-name="P72">Acteur(s)</text:p>
              </text:list-header>
            </text:list>
          </table:table-cell>
          <table:covered-table-cell/>
          <table:covered-table-cell/>
          <table:table-cell table:style-name="Table3.D8" office:value-type="string">
            <text:list xml:id="list1343279818" text:continue-numbering="true" text:style-name="WW8Num5">
              <text:list-header>
                <text:p text:style-name="P72">Système </text:p>
              </text:list-header>
            </text:list>
          </table:table-cell>
        </table:table-row>
        <table:table-row table:style-name="Table3.1">
          <table:table-cell table:style-name="Table3.A9" table:number-columns-spanned="3" office:value-type="string">
            <text:list xml:id="list6549548962" text:style-name="L1">
              <text:list-item>
                <text:p text:style-name="P99">L'utilisateur insère la carte et demande à SoftCard d'utiliser SmartCard</text:p>
                <text:p text:style-name="P94"/>
              </text:list-item>
            </text:list>
            <text:p text:style-name="flux">3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3.D9" office:value-type="string">
            <text:p text:style-name="P19"/>
            <text:p text:style-name="P19"/>
            <text:p text:style-name="P19">2. SoftCard demande le code PIN à l'utilisateur</text:p>
            <text:p text:style-name="P19"/>
            <text:p text:style-name="P19">4. SoftCard envoie le code PIN à SmartCard</text:p>
            <text:p text:style-name="P19"/>
            <text:p text:style-name="P19">5. SmartCard vérifie le code PIN et passe en état « débloqué » pendant 30 minutes s'il est correct</text:p>
            <text:p text:style-name="P19"/>
            <text:p text:style-name="P19">6. SoftCard informe l’utilisateur du résultat</text:p>
          </table:table-cell>
        </table:table-row>
        <table:table-row table:style-name="Table3.7">
          <table:table-cell table:style-name="Table3.A10" office:value-type="string">
            <text:list xml:id="list1337579910" text:continue-list="list1343279818" text:style-name="WW8Num5">
              <text:list-header>
                <text:p text:style-name="P62">Flots secondaires :</text:p>
              </text:list-header>
            </text:list>
          </table:table-cell>
          <table:table-cell table:style-name="Table3.B10" table:number-columns-spanned="3" office:value-type="string">
            <text:list xml:id="list1252029516" text:continue-numbering="true" text:style-name="WW8Num5">
              <text:list-header>
                <text:p text:style-name="P67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list xml:id="list2097809573" text:continue-numbering="true" text:style-name="WW8Num5">
              <text:list-header>
                <text:p text:style-name="P62">Flots d’exception :</text:p>
              </text:list-header>
            </text:list>
          </table:table-cell>
          <table:table-cell table:style-name="Table3.B11" table:number-columns-spanned="3" office:value-type="string">
            <text:list xml:id="list787467315" text:continue-numbering="true" text:style-name="WW8Num5">
              <text:list-header>
                <text:p text:style-name="P65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86" text:outline-level="2" text:is-list-header="true">4.5.<text:tab/><text:span text:style-name="T22">Transmission de données.</text:span></text:h>
      <text:p text:style-name="P46"/>
      <text:p text:style-name="P44"><text:tab/>SmartCard contient des données propres à l'utilisateur, elle doit alors permettre la transmission de ces <text:tab/>données. Ici, c'est FaceCrypt qui souhaite récupérer les données de l'utilisateur.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list xml:id="list141857175" text:continue-numbering="true" text:style-name="WW8Num5">
              <text:list-header>
                <text:p text:style-name="P57">Nom : C3</text:p>
              </text:list-header>
            </text:list>
          </table:table-cell>
          <table:covered-table-cell/>
          <table:table-cell table:style-name="Table8.C1" table:number-columns-spanned="2" office:value-type="string">
            <text:list xml:id="list2063970529" text:continue-numbering="true" text:style-name="WW8Num5">
              <text:list-header>
                <text:p text:style-name="P60">Transmission login/mot de passe au SocialNetwork</text:p>
              </text:list-header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982321504" text:continue-numbering="true" text:style-name="WW8Num5">
              <text:list-header>
                <text:p text:style-name="P62">Acteurs concernés</text:p>
              </text:list-header>
            </text:list>
          </table:table-cell>
          <table:covered-table-cell/>
          <table:table-cell table:style-name="Table8.C2" table:number-columns-spanned="2" office:value-type="string">
            <text:list xml:id="list1040251550" text:continue-numbering="true" text:style-name="WW8Num5">
              <text:list-header>
                <text:p text:style-name="P75">SmartCard, SoftCard, FaceCrypt, Social Network</text:p>
              </text:list-header>
            </text:list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list xml:id="list380801158" text:continue-numbering="true" text:style-name="WW8Num5">
              <text:list-header>
                <text:p text:style-name="P62">Description</text:p>
              </text:list-header>
            </text:list>
          </table:table-cell>
          <table:covered-table-cell/>
          <table:table-cell table:style-name="Table8.C3" table:number-columns-spanned="2" office:value-type="string">
            <text:list xml:id="list1509619036" text:continue-numbering="true" text:style-name="WW8Num5">
              <text:list-header>
                <text:p text:style-name="P75">SmartCard transmet le couple login/mdp à FaceCrypt</text:p>
              </text:list-header>
            </text:list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list xml:id="list1764497217" text:continue-numbering="true" text:style-name="WW8Num5">
              <text:list-header>
                <text:p text:style-name="P62">Pré-conditions</text:p>
              </text:list-header>
            </text:list>
          </table:table-cell>
          <table:covered-table-cell/>
          <table:table-cell table:style-name="Table8.C4" table:number-columns-spanned="2" office:value-type="string">
            <text:list xml:id="list2126697487" text:continue-numbering="true" text:style-name="WW8Num5">
              <text:list-header>
                <text:p text:style-name="P69">SmartCard est débloquée avec le bon code PIN, SoftCard et FaceCrypt sont authentifiés. SoftCard et SmartCard sont authentifiés</text:p>
              </text:list-header>
            </text:list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list xml:id="list1048949751" text:continue-numbering="true" text:style-name="WW8Num5">
              <text:list-header>
                <text:p text:style-name="P62">Événements déclenchants</text:p>
              </text:list-header>
            </text:list>
          </table:table-cell>
          <table:covered-table-cell/>
          <table:table-cell table:style-name="Table8.C5" table:number-columns-spanned="2" office:value-type="string">
            <text:list xml:id="list1132418213" text:continue-numbering="true" text:style-name="WW8Num5">
              <text:list-header>
                <text:p text:style-name="P67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list xml:id="list1577938975" text:continue-numbering="true" text:style-name="WW8Num5">
              <text:list-header>
                <text:p text:style-name="P62">Conditions d’arrêt</text:p>
              </text:list-header>
            </text:list>
          </table:table-cell>
          <table:covered-table-cell/>
          <table:table-cell table:style-name="Table8.C6" table:number-columns-spanned="2" office:value-type="string">
            <text:list xml:id="list991536433" text:continue-numbering="true" text:style-name="WW8Num5">
              <text:list-header>
                <text:p text:style-name="P67">L'utilisateur est logué auprès de SocialNetwork.</text:p>
              </text:list-header>
            </text:list>
          </table:table-cell>
          <table:covered-table-cell/>
        </table:table-row>
        <table:table-row table:style-name="Table8.7">
          <table:table-cell table:style-name="Table8.A7" table:number-columns-spanned="4" office:value-type="string">
            <text:list xml:id="list592549988" text:continue-numbering="true" text:style-name="WW8Num5">
              <text:list-header>
                <text:p text:style-name="P7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3" office:value-type="string">
            <text:list xml:id="list237519313" text:continue-numbering="true" text:style-name="WW8Num5">
              <text:list-header>
                <text:p text:style-name="P72">Acteur(s)</text:p>
              </text:list-header>
            </text:list>
          </table:table-cell>
          <table:covered-table-cell/>
          <table:covered-table-cell/>
          <table:table-cell table:style-name="Table8.D8" office:value-type="string">
            <text:list xml:id="list2119375249" text:continue-numbering="true" text:style-name="WW8Num5">
              <text:list-header>
                <text:p text:style-name="P72">Système </text:p>
              </text:list-header>
            </text:list>
          </table:table-cell>
        </table:table-row>
        <table:table-row table:style-name="Table8.1">
          <table:table-cell table:style-name="Table8.A9" table:number-columns-spanned="3" office:value-type="string">
            <text:p text:style-name="P19">1. FaceCrypt demande à SoftCard le login/mdp du Social Network.</text:p>
            <text:p text:style-name="P19"/>
            <text:p text:style-name="P19"/>
            <text:p text:style-name="P19"/>
            <text:p text:style-name="P19"/>
            <text:p text:style-name="P19"/>
            <text:p text:style-name="flux"/>
            <text:p text:style-name="flux"/>
            <text:p text:style-name="flux">5. FaceCrypt envoie au Social Network le login/mdp.</text:p>
            <text:p text:style-name="flux"/>
            <text:p text:style-name="flux"/>
          </table:table-cell>
          <table:covered-table-cell/>
          <table:covered-table-cell/>
          <table:table-cell table:style-name="Table8.D9" office:value-type="string">
            <text:p text:style-name="P19"/>
            <text:p text:style-name="P19"/>
            <text:p text:style-name="P19">2. SoftCard demande à SmartCard le login/mdp du SN.</text:p>
            <text:p text:style-name="P19"/>
            <text:p text:style-name="P19">3. SmartCard envoie le login/mdp à SoftCard.</text:p>
            <text:p text:style-name="P19"/>
            <text:p text:style-name="P19">4. SoftCard envoie à FaceCrypt le login/mdp du Social Network.</text:p>
          </table:table-cell>
        </table:table-row>
        <table:table-row table:style-name="Table8.7">
          <table:table-cell table:style-name="Table8.A10" office:value-type="string">
            <text:list xml:id="list1147337506" text:continue-numbering="true" text:style-name="WW8Num5">
              <text:list-header>
                <text:p text:style-name="P62">Flots secondaires:</text:p>
              </text:list-header>
            </text:list>
          </table:table-cell>
          <table:table-cell table:style-name="Table8.B10" table:number-columns-spanned="3" office:value-type="string">
            <text:list xml:id="list2064869954" text:continue-numbering="true" text:style-name="WW8Num5">
              <text:list-header>
                <text:p text:style-name="P67"/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list xml:id="list958770382" text:continue-numbering="true" text:style-name="WW8Num5">
              <text:list-header>
                <text:p text:style-name="P62">Flots d’exception:</text:p>
              </text:list-header>
            </text:list>
          </table:table-cell>
          <table:table-cell table:style-name="Table8.B11" table:number-columns-spanned="3" office:value-type="string">
            <text:list xml:id="list1984807780" text:continue-numbering="true" text:style-name="WW8Num5">
              <text:list-header>
                <text:p text:style-name="P65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><text:tab/><text:tab/></text:p>
      <text:list xml:id="list1548315658" text:continue-list="list2127252060" text:style-name="WW8Num4">
        <text:list-item>
          <text:list>
            <text:list-header>
              <text:h text:style-name="P90" text:outline-level="2"/>
              <text:h text:style-name="P87" text:outline-level="2">4.6.<text:tab/><text:span text:style-name="T22">Chiffrement/Déchiffrement</text:span></text:h>
            </text:list-header>
          </text:list>
        </text:list-item>
      </text:list>
      <text:h text:style-name="Chapitre2" text:outline-level="2" text:is-list-header="true"/>
      <text:h text:style-name="P86" text:outline-level="2" text:is-list-header="true">La carte procède au chiffrement et au déchiffrement de la clef de chiffrement symétrique pour chaque message avec les clés asymétriques adéquates.</text:h>
      <text:h text:style-name="P86" text:outline-level="2" text:is-list-header="true">Pour le chiffrement, SmartCard utilise la clef publique du destinataire. Pour le déchiffrement, SmartCard utilise la clef privée stockée en mémoire sur la carte.</text:h>
      <text:h text:style-name="P86" text:outline-level="2" text:is-list-header="true"/>
      <text:h text:style-name="P86" text:outline-level="2" text:is-list-header="true">Note: qu'il faut préciser que dans ce cas, c'est FaceCrypt mais que ça peut être adaptable.</text:h>
      <text:h text:style-name="P86" text:outline-level="2" text:is-list-header="true"/>
      <text:p text:style-name="Recommandation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list xml:id="list656054932" text:continue-list="list1984807780" text:style-name="WW8Num5">
              <text:list-header>
                <text:p text:style-name="P57">Nom : C4</text:p>
              </text:list-header>
            </text:list>
          </table:table-cell>
          <table:covered-table-cell/>
          <table:table-cell table:style-name="Table6.C1" table:number-columns-spanned="2" office:value-type="string">
            <text:list xml:id="list324055808" text:continue-numbering="true" text:style-name="WW8Num5">
              <text:list-header>
                <text:p text:style-name="P60">Déchiffrement de données</text:p>
              </text:list-header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list xml:id="list67603778" text:continue-numbering="true" text:style-name="WW8Num5">
              <text:list-header>
                <text:p text:style-name="P62">Acteurs concernés </text:p>
              </text:list-header>
            </text:list>
          </table:table-cell>
          <table:covered-table-cell/>
          <table:table-cell table:style-name="Table6.C2" table:number-columns-spanned="2" office:value-type="string">
            <text:list xml:id="list1923116311" text:continue-numbering="true" text:style-name="WW8Num5">
              <text:list-header>
                <text:p text:style-name="P67">SmartCard, SoftCard, FaceCrypt</text:p>
              </text:list-header>
            </text:list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list xml:id="list1557617469" text:continue-numbering="true" text:style-name="WW8Num5">
              <text:list-header>
                <text:p text:style-name="P62">Description</text:p>
              </text:list-header>
            </text:list>
          </table:table-cell>
          <table:covered-table-cell/>
          <table:table-cell table:style-name="Table6.C3" table:number-columns-spanned="2" office:value-type="string">
            <text:list xml:id="list1936978074" text:continue-numbering="true" text:style-name="WW8Num5">
              <text:list-header>
                <text:p text:style-name="P67">SmartCard déchiffre des données avec la clé privée de chiffrement stockée sur la carte, envoyées par FaceCrypt</text:p>
              </text:list-header>
            </text:list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list xml:id="list1081730752" text:continue-numbering="true" text:style-name="WW8Num5">
              <text:list-header>
                <text:p text:style-name="P62">Pré-conditions</text:p>
              </text:list-header>
            </text:list>
          </table:table-cell>
          <table:covered-table-cell/>
          <table:table-cell table:style-name="Table6.C4" table:number-columns-spanned="2" office:value-type="string">
            <text:list xml:id="list710532001" text:continue-numbering="true" text:style-name="WW8Num5">
              <text:list-header>
                <text:p text:style-name="P69">SmartCard est débloquée avec le bon code PIN, Authentification entre SoftCard et FaceCrypt. <text:s/>SoftCard et SmartCard sont authentifiés.</text:p>
              </text:list-header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list xml:id="list1004342213" text:continue-numbering="true" text:style-name="WW8Num5">
              <text:list-header>
                <text:p text:style-name="P62">Événements déclenchant</text:p>
              </text:list-header>
            </text:list>
          </table:table-cell>
          <table:covered-table-cell/>
          <table:table-cell table:style-name="Table6.C5" table:number-columns-spanned="2" office:value-type="string">
            <text:list xml:id="list994874947" text:continue-numbering="true" text:style-name="WW8Num5">
              <text:list-header>
                <text:p text:style-name="P67">Demande de FaceCrypt.</text:p>
                <text:p text:style-name="Style1"/>
              </text:list-header>
            </text:list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list xml:id="list1460817586" text:continue-numbering="true" text:style-name="WW8Num5">
              <text:list-header>
                <text:p text:style-name="P62">Conditions d’arrêt</text:p>
              </text:list-header>
            </text:list>
          </table:table-cell>
          <table:covered-table-cell/>
          <table:table-cell table:style-name="Table6.C6" table:number-columns-spanned="2" office:value-type="string">
            <text:list xml:id="list1109017658" text:continue-numbering="true" text:style-name="WW8Num5">
              <text:list-header>
                <text:p text:style-name="P67">SmartCard renvoie un résultat du déchiffrement à SoftCard qui transmet à FaceCrypt</text:p>
                <text:p text:style-name="P67"/>
              </text:list-header>
            </text:list>
          </table:table-cell>
          <table:covered-table-cell/>
        </table:table-row>
        <table:table-row table:style-name="Table6.1">
          <table:table-cell table:style-name="Table6.A7" table:number-columns-spanned="4" office:value-type="string">
            <text:list xml:id="list874180098" text:continue-numbering="true" text:style-name="WW8Num5">
              <text:list-header>
                <text:p text:style-name="P7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3" office:value-type="string">
            <text:list xml:id="list258473712" text:continue-numbering="true" text:style-name="WW8Num5">
              <text:list-header>
                <text:p text:style-name="P72">Acteur(s)</text:p>
              </text:list-header>
            </text:list>
          </table:table-cell>
          <table:covered-table-cell/>
          <table:covered-table-cell/>
          <table:table-cell table:style-name="Table6.D8" office:value-type="string">
            <text:list xml:id="list2112087478" text:continue-numbering="true" text:style-name="WW8Num5">
              <text:list-header>
                <text:p text:style-name="P72">Système </text:p>
              </text:list-header>
            </text:list>
          </table:table-cell>
        </table:table-row>
        <table:table-row table:style-name="Table6.9">
          <table:table-cell table:style-name="Table6.A9" table:number-columns-spanned="3" office:value-type="string">
            <text:list xml:id="list14568556721" text:style-name="L2">
              <text:list-item>
                <text:p text:style-name="P95">FaceCrypt envoie des données chiffrées à SoftCard.</text:p>
              </text:list-item>
            </text:list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list xml:id="list15768964201" text:style-name="L3">
              <text:list-item>
                <text:p text:style-name="P100">FaceCrypt récupère les données</text:p>
                <text:p text:style-name="P100">déchiffrées.</text:p>
              </text:list-item>
            </text:list>
            <text:p text:style-name="P14"/>
          </table:table-cell>
          <table:covered-table-cell/>
          <table:covered-table-cell/>
          <table:table-cell table:style-name="Table6.D9" office:value-type="string">
            <text:p text:style-name="P19"/>
            <text:p text:style-name="P19"/>
            <text:p text:style-name="P101">2. SoftCard transmet les données chiffrées à SmartCard</text:p>
            <text:list xml:id="list5699792751" text:style-name="L4">
              <text:list-item>
                <text:p text:style-name="P96">SmartCard déchiffre les données avec la clé privée de chiffrement stockée et renvoie le résultat du déchiffrement à SoftCard</text:p>
              </text:list-item>
              <text:list-item>
                <text:p text:style-name="P96">SoftCard transmet le résultat à FaceCrypt</text:p>
              </text:list-item>
            </text:list>
          </table:table-cell>
        </table:table-row>
        <table:table-row table:style-name="Table6.1">
          <table:table-cell table:style-name="Table6.A10" office:value-type="string">
            <text:list xml:id="list1217799626" text:continue-list="list2112087478" text:style-name="WW8Num5">
              <text:list-header>
                <text:p text:style-name="P62">Flots secondaires:</text:p>
              </text:list-header>
            </text:list>
          </table:table-cell>
          <table:table-cell table:style-name="Table6.B10" table:number-columns-spanned="3" office:value-type="string">
            <text:list xml:id="list1730911119" text:continue-numbering="true" text:style-name="WW8Num5">
              <text:list-header>
                <text:p text:style-name="P67"/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list xml:id="list1691919417" text:continue-numbering="true" text:style-name="WW8Num5">
              <text:list-header>
                <text:p text:style-name="P62">Flots d’exception:</text:p>
              </text:list-header>
            </text:list>
          </table:table-cell>
          <table:table-cell table:style-name="Table6.B11" table:number-columns-spanned="3" office:value-type="string">
            <text:list xml:id="list1159831735" text:continue-numbering="true" text:style-name="WW8Num5">
              <text:list-header>
                <text:p text:style-name="P65"/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/>
      <text:p text:style-name="P44"><text:soft-page-break/>La demande de chiffrement de données à SmartCard peut venir de SoftCard ou tout autre application tierce dans le cas d'une utilisation plus générale.</text:p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595195492" text:continue-list="list1548315658" text:style-name="WW8Num4">
              <text:list-header>
                <text:p text:style-name="P58">Nom : C5</text:p>
              </text:list-header>
            </text:list>
          </table:table-cell>
          <table:covered-table-cell/>
          <table:table-cell table:style-name="Table7.C1" table:number-columns-spanned="2" office:value-type="string">
            <text:list xml:id="list639672253" text:continue-numbering="true" text:style-name="WW8Num4">
              <text:list-header>
                <text:p text:style-name="P61">Chiffrement de données</text:p>
              </text:list-header>
            </text:list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list xml:id="list553105332" text:continue-numbering="true" text:style-name="WW8Num4">
              <text:list-header>
                <text:p text:style-name="P63">Acteurs concernés</text:p>
              </text:list-header>
            </text:list>
          </table:table-cell>
          <table:covered-table-cell/>
          <table:table-cell table:style-name="Table7.C2" table:number-columns-spanned="2" office:value-type="string">
            <text:list xml:id="list1549550195" text:continue-numbering="true" text:style-name="WW8Num4">
              <text:list-header>
                <text:p text:style-name="P77">SmartCard, SoftCard</text:p>
              </text:list-header>
            </text:list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list xml:id="list1195040511" text:continue-numbering="true" text:style-name="WW8Num4">
              <text:list-header>
                <text:p text:style-name="P63">Description</text:p>
              </text:list-header>
            </text:list>
          </table:table-cell>
          <table:covered-table-cell/>
          <table:table-cell table:style-name="Table7.C3" table:number-columns-spanned="2" office:value-type="string">
            <text:list xml:id="list753442915" text:continue-numbering="true" text:style-name="WW8Num4">
              <text:list-header>
                <text:p text:style-name="P77">SmartCard chiffre les donnés avec sa clé privée.</text:p>
              </text:list-header>
            </text:list>
          </table:table-cell>
          <table:covered-table-cell/>
        </table:table-row>
        <table:table-row table:style-name="Table7.1">
          <table:table-cell table:style-name="Table7.A4" table:number-columns-spanned="2" office:value-type="string">
            <text:list xml:id="list1484260066" text:continue-numbering="true" text:style-name="WW8Num4">
              <text:list-header>
                <text:p text:style-name="P63">Pré-conditions</text:p>
              </text:list-header>
            </text:list>
          </table:table-cell>
          <table:covered-table-cell/>
          <table:table-cell table:style-name="Table7.C4" table:number-columns-spanned="2" office:value-type="string">
            <text:list xml:id="list157712639" text:continue-numbering="true" text:style-name="WW8Num4">
              <text:list-header>
                <text:p text:style-name="P70">SmartCard est débloquée avec le bon code PIN. <text:s text:c="2"/>SoftCard et SmartCard sont authentifiés, partage une clé secrète et sont en accord sur un algorithme symétrique. </text:p>
              </text:list-header>
            </text:list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list xml:id="list633647491" text:continue-numbering="true" text:style-name="WW8Num4">
              <text:list-header>
                <text:p text:style-name="P63">Événements déclenchant</text:p>
              </text:list-header>
            </text:list>
          </table:table-cell>
          <table:covered-table-cell/>
          <table:table-cell table:style-name="Table7.C5" table:number-columns-spanned="2" office:value-type="string">
            <text:list xml:id="list258365071" text:continue-numbering="true" text:style-name="WW8Num4">
              <text:list-header>
                <text:p text:style-name="P77">Demande de SoftCard.</text:p>
                <text:p text:style-name="P76"/>
              </text:list-header>
            </text:list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list xml:id="list2105338690" text:continue-numbering="true" text:style-name="WW8Num4">
              <text:list-header>
                <text:p text:style-name="P63">Conditions d’arrêt</text:p>
              </text:list-header>
            </text:list>
          </table:table-cell>
          <table:covered-table-cell/>
          <table:table-cell table:style-name="Table7.C6" table:number-columns-spanned="2" office:value-type="string">
            <text:list xml:id="list2144781420" text:continue-numbering="true" text:style-name="WW8Num4">
              <text:list-header>
                <text:p text:style-name="P77">SmartCard renvoie les données chiffrées.</text:p>
                <text:p text:style-name="P77"/>
              </text:list-header>
            </text:list>
          </table:table-cell>
          <table:covered-table-cell/>
        </table:table-row>
        <table:table-row table:style-name="Table7.7">
          <table:table-cell table:style-name="Table7.A7" table:number-columns-spanned="4" office:value-type="string">
            <text:list xml:id="list877238273" text:continue-numbering="true" text:style-name="WW8Num4">
              <text:list-header>
                <text:p text:style-name="P7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3" office:value-type="string">
            <text:list xml:id="list244729120" text:continue-numbering="true" text:style-name="WW8Num4">
              <text:list-header>
                <text:p text:style-name="P73">Acteur(s)</text:p>
              </text:list-header>
            </text:list>
          </table:table-cell>
          <table:covered-table-cell/>
          <table:covered-table-cell/>
          <table:table-cell table:style-name="Table7.D8" office:value-type="string">
            <text:list xml:id="list2175203468" text:continue-numbering="true" text:style-name="WW8Num4">
              <text:list-header>
                <text:p text:style-name="P73">Système </text:p>
              </text:list-header>
            </text:list>
          </table:table-cell>
        </table:table-row>
        <table:table-row table:style-name="Table7.9">
          <table:table-cell table:style-name="Table7.A9" table:number-columns-spanned="3" office:value-type="string">
            <text:list xml:id="list615689207" text:continue-numbering="true" text:style-name="WW8Num4">
              <text:list-header>
                <text:p text:style-name="P98">1. SoftCard demande des données à SmartCard</text:p>
              </text:list-header>
            </text:list>
            <text:p text:style-name="P19"/>
            <text:p text:style-name="P19"/>
            <text:p text:style-name="P19"/>
            <text:p text:style-name="P19"/>
            <text:p text:style-name="P19"/>
            <text:list xml:id="list1765164859" text:continue-numbering="true" text:style-name="WW8Num4">
              <text:list-header>
                <text:p text:style-name="P97">4. SoftCard récupère les données chiffrées. </text:p>
              </text:list-header>
            </text:list>
          </table:table-cell>
          <table:covered-table-cell/>
          <table:covered-table-cell/>
          <table:table-cell table:style-name="Table7.D9" office:value-type="string">
            <text:list xml:id="list1927516165" text:continue-numbering="true" text:style-name="WW8Num4">
              <text:list-header>
                <text:p text:style-name="P98"/>
                <text:p text:style-name="P98">2. SmartCard chiffre les données à envoyer avec la clé secrète.</text:p>
                <text:p text:style-name="P98">3. SmartCard envoie les données demandées.</text:p>
                <text:p text:style-name="P98"/>
              </text:list-header>
            </text:list>
          </table:table-cell>
        </table:table-row>
        <table:table-row table:style-name="Table7.7">
          <table:table-cell table:style-name="Table7.A10" office:value-type="string">
            <text:list xml:id="list1660238229" text:continue-numbering="true" text:style-name="WW8Num4">
              <text:list-header>
                <text:p text:style-name="P63">Flots secondaires :</text:p>
              </text:list-header>
            </text:list>
          </table:table-cell>
          <table:table-cell table:style-name="Table7.B10" table:number-columns-spanned="3" office:value-type="string">
            <text:list xml:id="list291031482" text:continue-numbering="true" text:style-name="WW8Num4">
              <text:list-header>
                <text:p text:style-name="P77"/>
              </text:list-header>
            </text:list>
          </table:table-cell>
          <table:covered-table-cell/>
          <table:covered-table-cell/>
        </table:table-row>
        <table:table-row table:style-name="Table7.1">
          <table:table-cell table:style-name="Table7.A11" office:value-type="string">
            <text:list xml:id="list747193000" text:continue-numbering="true" text:style-name="WW8Num4">
              <text:list-header>
                <text:p text:style-name="P63">Flots d’exception :</text:p>
              </text:list-header>
            </text:list>
          </table:table-cell>
          <table:table-cell table:style-name="Table7.B11" table:number-columns-spanned="3" office:value-type="string">
            <text:list xml:id="list470447798" text:continue-numbering="true" text:style-name="WW8Num4">
              <text:list-header>
                <text:p text:style-name="P66"/>
              </text:list-header>
            </text:list>
          </table:table-cell>
          <table:covered-table-cell/>
          <table:covered-table-cell/>
        </table:table-row>
      </table:table>
      <text:list xml:id="list1714667339" text:continue-numbering="true" text:style-name="WW8Num4">
        <text:list-header>
          <text:p text:style-name="P42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6" text:outline-level="2" text:is-list-header="true"><text:soft-page-break/>4.7. <text:tab/><text:span text:style-name="T22">Signature/Vérification de données</text:span></text:h>
      <text:h text:style-name="Chapitre2" text:outline-level="2" text:is-list-header="true"/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list xml:id="list1819028928" text:continue-list="list1159831735" text:style-name="WW8Num5">
              <text:list-header>
                <text:p text:style-name="P57">Nom : C6</text:p>
              </text:list-header>
            </text:list>
          </table:table-cell>
          <table:covered-table-cell/>
          <table:table-cell table:style-name="Table5.C1" table:number-columns-spanned="2" office:value-type="string">
            <text:list xml:id="list1307446166" text:continue-numbering="true" text:style-name="WW8Num5">
              <text:list-header>
                <text:p text:style-name="P60">Signature de données </text:p>
              </text:list-header>
            </text:list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list xml:id="list1935959321" text:continue-numbering="true" text:style-name="WW8Num5">
              <text:list-header>
                <text:p text:style-name="P62">Acteurs concernés  </text:p>
              </text:list-header>
            </text:list>
          </table:table-cell>
          <table:covered-table-cell/>
          <table:table-cell table:style-name="Table5.C2" table:number-columns-spanned="2" office:value-type="string">
            <text:list xml:id="list1746451028" text:continue-numbering="true" text:style-name="WW8Num5">
              <text:list-header>
                <text:p text:style-name="P67">SoftCard, SmartCard</text:p>
              </text:list-header>
            </text:list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list xml:id="list340580314" text:continue-numbering="true" text:style-name="WW8Num5">
              <text:list-header>
                <text:p text:style-name="P62">Description </text:p>
              </text:list-header>
            </text:list>
          </table:table-cell>
          <table:covered-table-cell/>
          <table:table-cell table:style-name="Table5.C3" table:number-columns-spanned="2" office:value-type="string">
            <text:list xml:id="list1482204962" text:continue-numbering="true" text:style-name="WW8Num5">
              <text:list-header>
                <text:p text:style-name="P67">SmartCard utilise la clef privée pour signer des données fournies par SoftCard</text:p>
              </text:list-header>
            </text:list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list xml:id="list1253704968" text:continue-numbering="true" text:style-name="WW8Num5">
              <text:list-header>
                <text:p text:style-name="P62">Pré-conditions </text:p>
              </text:list-header>
            </text:list>
          </table:table-cell>
          <table:covered-table-cell/>
          <table:table-cell table:style-name="Table5.C4" table:number-columns-spanned="2" office:value-type="string">
            <text:list xml:id="list1463230220" text:continue-numbering="true" text:style-name="WW8Num5">
              <text:list-header>
                <text:p text:style-name="P68"><text:s/>SmartCard et SoftCard sont mutuellement authentifiées et l'utilisateur a déverrouillé la carte.</text:p>
              </text:list-header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list xml:id="list2040218624" text:continue-numbering="true" text:style-name="WW8Num5">
              <text:list-header>
                <text:p text:style-name="P62">Événements déclenchant</text:p>
              </text:list-header>
            </text:list>
          </table:table-cell>
          <table:covered-table-cell/>
          <table:table-cell table:style-name="Table5.C5" table:number-columns-spanned="2" office:value-type="string">
            <text:list xml:id="list1856195391" text:continue-numbering="true" text:style-name="WW8Num5">
              <text:list-header>
                <text:p text:style-name="P67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list xml:id="list1979153722" text:continue-numbering="true" text:style-name="WW8Num5">
              <text:list-header>
                <text:p text:style-name="P62">Conditions d’arrêt </text:p>
              </text:list-header>
            </text:list>
          </table:table-cell>
          <table:covered-table-cell/>
          <table:table-cell table:style-name="Table5.C6" table:number-columns-spanned="2" office:value-type="string">
            <text:list xml:id="list1405103341" text:continue-numbering="true" text:style-name="WW8Num5">
              <text:list-header>
                <text:p text:style-name="P67">Les données sont signées ou l'utilisateur annule.</text:p>
                <text:p text:style-name="P67"/>
              </text:list-header>
            </text:list>
          </table:table-cell>
          <table:covered-table-cell/>
        </table:table-row>
        <table:table-row table:style-name="Table5.7">
          <table:table-cell table:style-name="Table5.A7" table:number-columns-spanned="4" office:value-type="string">
            <text:list xml:id="list866570424" text:continue-numbering="true" text:style-name="WW8Num5">
              <text:list-header>
                <text:p text:style-name="P7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3" office:value-type="string">
            <text:list xml:id="list547931160" text:continue-numbering="true" text:style-name="WW8Num5">
              <text:list-header>
                <text:p text:style-name="P72">Acteur(s)</text:p>
              </text:list-header>
            </text:list>
          </table:table-cell>
          <table:covered-table-cell/>
          <table:covered-table-cell/>
          <table:table-cell table:style-name="Table5.D8" office:value-type="string">
            <text:list xml:id="list704697930" text:continue-numbering="true" text:style-name="WW8Num5">
              <text:list-header>
                <text:p text:style-name="P72">Système </text:p>
              </text:list-header>
            </text:list>
          </table:table-cell>
        </table:table-row>
        <table:table-row table:style-name="Table5.1">
          <table:table-cell table:style-name="Table5.A9" table:number-columns-spanned="3" office:value-type="string">
            <text:p text:style-name="P19">1. SoftCard envoie les données qu'il faut signer à SmartCard.</text:p>
            <text:p text:style-name="flux"/>
            <text:p text:style-name="flux">3. SoftCard récupère les données.</text:p>
            <text:p text:style-name="flux"/>
            <text:p text:style-name="P14"/>
            <text:p text:style-name="flux"/>
          </table:table-cell>
          <table:covered-table-cell/>
          <table:covered-table-cell/>
          <table:table-cell table:style-name="Table5.D9" office:value-type="string">
            <text:p text:style-name="P19">2. SmartCard signe les données et envoie la signature a SoftCard.</text:p>
          </table:table-cell>
        </table:table-row>
        <table:table-row table:style-name="Table5.7">
          <table:table-cell table:style-name="Table5.A10" office:value-type="string">
            <text:list xml:id="list987101234" text:continue-numbering="true" text:style-name="WW8Num5">
              <text:list-header>
                <text:p text:style-name="P62">Flots secondaires:</text:p>
              </text:list-header>
            </text:list>
          </table:table-cell>
          <table:table-cell table:style-name="Table5.B10" table:number-columns-spanned="3" office:value-type="string">
            <text:list xml:id="list1144396821" text:continue-numbering="true" text:style-name="WW8Num5">
              <text:list-header>
                <text:p text:style-name="P67"/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list xml:id="list925881171" text:continue-numbering="true" text:style-name="WW8Num5">
              <text:list-header>
                <text:p text:style-name="P62">Flots d’exception:</text:p>
              </text:list-header>
            </text:list>
          </table:table-cell>
          <table:table-cell table:style-name="Table5.B11" table:number-columns-spanned="3" office:value-type="string">
            <text:list xml:id="list907774446" text:continue-numbering="true" text:style-name="WW8Num5">
              <text:list-header>
                <text:p text:style-name="P65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list xml:id="list1104512763" text:continue-list="list1714667339" text:style-name="WW8Num4">
        <text:list-item>
          <text:h text:style-name="P56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9">Référence</text:p>
          </table:table-cell>
          <table:table-cell table:style-name="Tableau10.A1" office:value-type="string">
            <text:list xml:id="list1765937614" text:continue-list="list907774446" text:style-name="WW8Num5">
              <text:list-header>
                <text:p text:style-name="P60">Fonctionnalité</text:p>
              </text:list-header>
            </text:list>
          </table:table-cell>
          <table:table-cell table:style-name="Tableau10.C1" office:value-type="string">
            <text:list xml:id="list1115321736" text:continue-numbering="true" text:style-name="WW8Num5">
              <text:list-header>
                <text:p text:style-name="P60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1095050754" text:continue-numbering="true" text:style-name="WW8Num5">
              <text:list-header>
                <text:p text:style-name="P62">F-FO-10</text:p>
              </text:list-header>
            </text:list>
          </table:table-cell>
          <table:table-cell table:style-name="Tableau10.B2" office:value-type="string">
            <text:list xml:id="list196961343" text:continue-numbering="true" text:style-name="WW8Num5">
              <text:list-header>
                <text:p text:style-name="P67">Le système fonctionne</text:p>
              </text:list-header>
            </text:list>
          </table:table-cell>
          <table:table-cell table:style-name="Tableau10.C2" office:value-type="string">
            <text:list xml:id="list695821118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837901441" text:continue-numbering="true" text:style-name="WW8Num5">
              <text:list-header>
                <text:p text:style-name="P62">F-FO-20</text:p>
              </text:list-header>
            </text:list>
          </table:table-cell>
          <table:table-cell table:style-name="Tableau10.B3" office:value-type="string">
            <text:list xml:id="list1820017742" text:continue-numbering="true" text:style-name="WW8Num5">
              <text:list-header>
                <text:p text:style-name="P79">La caractéristique aléatoire d'un nombre généré (par le générateur aléatoire) est vérifiable</text:p>
              </text:list-header>
            </text:list>
          </table:table-cell>
          <table:table-cell table:style-name="Tableau10.C3" office:value-type="string">
            <text:list xml:id="list949670770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</table:table>
      <text:list xml:id="list1547912611" text:continue-list="list1104512763" text:style-name="WW8Num4">
        <text:list-item>
          <text:h text:style-name="P56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57">Références</text:p>
              </text:list-header>
            </text:list>
          </table:table-cell>
          <table:table-cell table:style-name="Tableau11.A1" office:value-type="string">
            <text:list xml:id="list105800062" text:continue-numbering="true" text:style-name="WW8Num5">
              <text:list-header>
                <text:p text:style-name="P60">Fonctionnalité</text:p>
              </text:list-header>
            </text:list>
          </table:table-cell>
          <table:table-cell table:style-name="Tableau11.C1" office:value-type="string">
            <text:list xml:id="list479672631" text:continue-list="list949670770" text:style-name="WW8Num5">
              <text:list-header>
                <text:p text:style-name="P60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64">F-FI-10</text:p>
              </text:list-header>
            </text:list>
          </table:table-cell>
          <table:table-cell table:style-name="Tableau11.B2" office:value-type="string">
            <text:list xml:id="list1182276061" text:continue-numbering="true" text:style-name="WW8Num5">
              <text:list-header>
                <text:p text:style-name="P80">SoftCard communique de manière sécurisée avec <text:s/>FaceCrypt.</text:p>
              </text:list-header>
            </text:list>
          </table:table-cell>
          <table:table-cell table:style-name="Tableau11.C2" office:value-type="string">
            <text:list xml:id="list1376064398" text:continue-list="list479672631" text:style-name="WW8Num5">
              <text:list-header>
                <text:p text:style-name="P67">Indispensable</text:p>
              </text:list-header>
            </text:list>
          </table:table-cell>
        </table:table-row>
        <table:table-row table:style-name="Tableau11.1">
          <table:table-cell table:style-name="Tableau11.A4" office:value-type="string">
            <text:list xml:id="list230966475" text:continue-numbering="true" text:style-name="WW8Num5">
              <text:list-header>
                <text:p text:style-name="P64">F-FI-20</text:p>
              </text:list-header>
            </text:list>
          </table:table-cell>
          <table:table-cell table:style-name="Tableau11.B4" office:value-type="string">
            <text:list xml:id="list744061611" text:continue-numbering="true" text:style-name="WW8Num5">
              <text:list-header>
                <text:p text:style-name="P81">SoftCard présente une interface pour demander le code PIN.</text:p>
              </text:list-header>
            </text:list>
          </table:table-cell>
          <table:table-cell table:style-name="Tableau11.C4" office:value-type="string">
            <text:list xml:id="list1679462883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  <table:table-row table:style-name="Tableau11.1">
          <table:table-cell table:style-name="Tableau11.A4" office:value-type="string">
            <text:list xml:id="list1675989607" text:continue-numbering="true" text:style-name="WW8Num5">
              <text:list-header>
                <text:p text:style-name="P64">F-FI-30</text:p>
              </text:list-header>
            </text:list>
          </table:table-cell>
          <table:table-cell table:style-name="Tableau11.B4" office:value-type="string">
            <text:list xml:id="list1960584749" text:continue-numbering="true" text:style-name="WW8Num5">
              <text:list-header>
                <text:p text:style-name="P80">SoftCard communique de manière sécurisée avec SmartCard.</text:p>
              </text:list-header>
            </text:list>
          </table:table-cell>
          <table:table-cell table:style-name="Tableau11.C4" office:value-type="string">
            <text:list xml:id="list958027625" text:continue-numbering="true" text:style-name="WW8Num5">
              <text:list-header>
                <text:p text:style-name="P67">Important</text:p>
              </text:list-header>
            </text:list>
          </table:table-cell>
        </table:table-row>
      </table:table>
      <text:list xml:id="list1531542754" text:continue-list="list1547912611" text:style-name="WW8Num4">
        <text:list-item>
          <text:h text:style-name="P56" text:outline-level="1">Exigences de qualité</text:h>
        </text:list-item>
      </text:list>
      <text:p text:style-name="Recommandation"/>
      <text:p text:style-name="Recommandation"><text:soft-page-break/></text:p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1632114662" text:continue-list="list958027625" text:style-name="WW8Num5">
              <text:list-header>
                <text:p text:style-name="P57">Références</text:p>
              </text:list-header>
            </text:list>
          </table:table-cell>
          <table:table-cell table:style-name="Tableau8.A1" office:value-type="string">
            <text:list xml:id="list752515869" text:continue-numbering="true" text:style-name="WW8Num5">
              <text:list-header>
                <text:p text:style-name="P60">Fonctionnalité</text:p>
              </text:list-header>
            </text:list>
          </table:table-cell>
          <table:table-cell table:style-name="Tableau8.C1" office:value-type="string">
            <text:list xml:id="list751980617" text:continue-numbering="true" text:style-name="WW8Num5">
              <text:list-header>
                <text:p text:style-name="P60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314019609" text:continue-numbering="true" text:style-name="WW8Num5">
              <text:list-header>
                <text:p text:style-name="P62">F-FQ-10</text:p>
              </text:list-header>
            </text:list>
          </table:table-cell>
          <table:table-cell table:style-name="Tableau8.B2" office:value-type="string">
            <text:list xml:id="list1263265199" text:continue-numbering="true" text:style-name="WW8Num5">
              <text:list-header>
                <text:p text:style-name="P67">Le système est livré à temps</text:p>
              </text:list-header>
            </text:list>
          </table:table-cell>
          <table:table-cell table:style-name="Tableau8.C2" office:value-type="string">
            <text:list xml:id="list1419496717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1263939013" text:continue-numbering="true" text:style-name="WW8Num5">
              <text:list-header>
                <text:p text:style-name="P62">F-FQ-20</text:p>
              </text:list-header>
            </text:list>
          </table:table-cell>
          <table:table-cell table:style-name="Tableau8.B3" office:value-type="string">
            <text:list xml:id="list222996543" text:continue-numbering="true" text:style-name="WW8Num5">
              <text:list-header>
                <text:p text:style-name="P67">Une documentation de développement est fournie</text:p>
              </text:list-header>
            </text:list>
          </table:table-cell>
          <table:table-cell table:style-name="Tableau8.C3" office:value-type="string">
            <text:list xml:id="list160712410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2134531629" text:continue-numbering="true" text:style-name="WW8Num5">
              <text:list-header>
                <text:p text:style-name="P62">F-FQ-30</text:p>
              </text:list-header>
            </text:list>
          </table:table-cell>
          <table:table-cell table:style-name="Tableau8.B4" office:value-type="string">
            <text:list xml:id="list1290327476" text:continue-numbering="true" text:style-name="WW8Num5">
              <text:list-header>
                <text:p text:style-name="P67">Le système est adaptable</text:p>
              </text:list-header>
            </text:list>
          </table:table-cell>
          <table:table-cell table:style-name="Tableau8.C4" office:value-type="string">
            <text:list xml:id="list1889468195" text:continue-numbering="true" text:style-name="WW8Num5">
              <text:list-header>
                <text:p text:style-name="P67">Important</text:p>
              </text:list-header>
            </text:list>
          </table:table-cell>
        </table:table-row>
        <table:table-row table:style-name="Tableau8.1">
          <table:table-cell table:style-name="Tableau8.A6" office:value-type="string">
            <text:list xml:id="list1065187887" text:continue-numbering="true" text:style-name="WW8Num5">
              <text:list-header>
                <text:p text:style-name="P62">F-FQ-40</text:p>
              </text:list-header>
            </text:list>
          </table:table-cell>
          <table:table-cell table:style-name="Tableau8.B6" office:value-type="string">
            <text:list xml:id="list200712752" text:continue-numbering="true" text:style-name="WW8Num5">
              <text:list-header>
                <text:p text:style-name="P67">L'utilisation d'une fonction cryptographique ne doit pas ralentir le système</text:p>
              </text:list-header>
            </text:list>
          </table:table-cell>
          <table:table-cell table:style-name="Tableau8.C6" office:value-type="string">
            <text:p text:style-name="P78"/>
            <text:p text:style-name="P78"><text:s text:c="5"/>Indispensable</text:p>
          </table:table-cell>
        </table:table-row>
        <table:table-row table:style-name="Tableau8.1">
          <table:table-cell table:style-name="Tableau8.A6" office:value-type="string">
            <text:list xml:id="list2049247708" text:continue-numbering="true" text:style-name="WW8Num5">
              <text:list-header>
                <text:p text:style-name="P62">F-FQ-50</text:p>
              </text:list-header>
            </text:list>
          </table:table-cell>
          <table:table-cell table:style-name="Tableau8.B6" office:value-type="string">
            <text:list xml:id="list1723827175" text:continue-numbering="true" text:style-name="WW8Num5">
              <text:list-header>
                <text:p text:style-name="P67">Authentification mutelle entre toutes les entités (SmartCard, SoftCard et FaceCrypt)</text:p>
              </text:list-header>
            </text:list>
          </table:table-cell>
          <table:table-cell table:style-name="Tableau8.C6" office:value-type="string">
            <text:p text:style-name="P78"><text:s text:c="5"/>Indispensable</text:p>
          </table:table-cell>
        </table:table-row>
      </table:table>
      <text:p text:style-name="Standard"/>
      <text:list xml:id="list1001432363" text:continue-list="list1531542754" text:style-name="WW8Num4">
        <text:list-item>
          <text:h text:style-name="P56" text:outline-level="1">Exigences de réalisation</text:h>
        </text:list-item>
      </text:list>
      <text:h text:style-name="P55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1684599973" text:continue-list="list1723827175" text:style-name="WW8Num5">
              <text:list-header>
                <text:p text:style-name="P57">Nom : C2</text:p>
              </text:list-header>
            </text:list>
          </table:table-cell>
          <table:table-cell table:style-name="Tableau9.A1" office:value-type="string">
            <text:list xml:id="list488832468" text:continue-numbering="true" text:style-name="WW8Num5">
              <text:list-header>
                <text:p text:style-name="P60">Déchiffrement de la clé de message</text:p>
              </text:list-header>
            </text:list>
          </table:table-cell>
          <table:table-cell table:style-name="Tableau9.C1" office:value-type="string">
            <text:list xml:id="list364679496" text:continue-numbering="true" text:style-name="WW8Num5">
              <text:list-header>
                <text:p text:style-name="P60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1753218205" text:continue-numbering="true" text:style-name="WW8Num5">
              <text:list-header>
                <text:p text:style-name="P62">F-FR-10</text:p>
              </text:list-header>
            </text:list>
          </table:table-cell>
          <table:table-cell table:style-name="Tableau9.B2" office:value-type="string">
            <text:list xml:id="list931323269" text:continue-numbering="true" text:style-name="WW8Num5">
              <text:list-header>
                <text:p text:style-name="P67">Un SDK et un manuel sont fournis</text:p>
              </text:list-header>
            </text:list>
          </table:table-cell>
          <table:table-cell table:style-name="Tableau9.C2" office:value-type="string">
            <text:list xml:id="list1509773727" text:continue-numbering="true" text:style-name="WW8Num5">
              <text:list-header>
                <text:p text:style-name="P67">Indispensable</text:p>
              </text:list-header>
            </text:list>
          </table:table-cell>
        </table:table-row>
      </table:table>
      <text:p text:style-name="Recommand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499cm" fo:margin-right="0cm" fo:margin-top="0cm" fo:margin-bottom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998cm" fo:margin-right="0cm" fo:margin-top="0cm" fo:margin-bottom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1.498cm" fo:margin-right="0cm" fo:margin-top="0cm" fo:margin-bottom="0cm" fo:orphans="0" fo:widows="0" fo:text-indent="-0.499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499cm" fo:margin-right="0cm" fo:margin-top="0cm" fo:margin-bottom="0cm" fo:orphans="0" fo:widows="0" fo:text-indent="0cm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998cm" fo:margin-right="0cm" fo:margin-top="0.423cm" fo:margin-bottom="0cm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3.02cm" fo:margin-right="0cm" fo:margin-top="0.212cm" fo:margin-bottom="0cm" fo:text-indent="-1.27cm" style:auto-text-indent="false">
        <style:tab-stops>
          <style:tab-stop style:position="3.02cm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751cm" fo:margin-right="0cm" fo:margin-top="0cm" fo:margin-bottom="0cm" fo:text-align="justify" style:justify-single-word="false" fo:text-indent="0cm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28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13.776cm" svg:y="0.053cm" svg:width="5.036cm" svg:height="1.455cm" draw:z-index="21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32" draw:style-name="Mgr1" draw:text-style-name="MP5" svg:x1="0.097cm" svg:y1="0.258cm" svg:x2="19.412cm" svg:y2="0.258cm"><text:p/></draw:line></text:p>
      </style:header>
      <style:footer>
        <text:p text:style-name="MP6"><draw:frame draw:style-name="Mfr2" draw:name="Cadre1" text:anchor-type="paragraph" svg:y="0.002cm" draw:z-index="10"><draw:text-box fo:min-height="0.058cm" fo:min-width="0.041cm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30T17:05:16</dc:date>
    <meta:editing-cycles>98</meta:editing-cycles>
    <meta:editing-duration>P2172DT4H24M13S</meta:editing-duration>
    <meta:generator>LibreOffice/3.5$Linux_x86 LibreOffice_project/350m1$Build-2</meta:generator>
    <dc:creator>Administrateur </dc:creator>
    <meta:document-statistic meta:table-count="12" meta:image-count="1" meta:object-count="0" meta:page-count="11" meta:paragraph-count="285" meta:word-count="1597" meta:character-count="9879" meta:non-whitespace-character-count="9207"/>
    <meta:user-defined meta:name="Info 1"/>
    <meta:user-defined meta:name="Info 2"/>
    <meta:user-defined meta:name="Info 3"/>
    <meta:user-defined meta:name="Info 4"/>
  </office:meta>
</office:document-meta>
</file>